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1.95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8.544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3.16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2.979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2.575cm"/>
    </style:style>
    <style:style style:name="co16" style:family="table-column">
      <style:table-column-properties fo:break-before="auto" style:column-width="5.357cm"/>
    </style:style>
    <style:style style:name="co17" style:family="table-column">
      <style:table-column-properties fo:break-before="auto" style:column-width="5.188cm"/>
    </style:style>
    <style:style style:name="co18" style:family="table-column">
      <style:table-column-properties fo:break-before="auto" style:column-width="4.4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98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Default" style:data-style-name="N107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7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 style:data-style-name="N37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2a6099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c9211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Château</text:p>
          </table:table-cell>
          <table:table-cell table:style-name="ce6" office:value-type="string">
            <text:p>Vill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Année</text:p>
          </table:table-cell>
          <table:table-cell table:style-name="ce6" office:value-type="string">
            <text:p>Qualité</text:p>
          </table:table-cell>
          <table:table-cell table:style-name="ce6" office:value-type="string">
            <text:p>Remarques</text:p>
          </table:table-cell>
          <table:table-cell table:style-name="ce6" office:value-type="string">
            <text:p>Prix d’achat</text:p>
          </table:table-cell>
          <table:table-cell table:style-name="ce6" office:value-type="string">
            <text:p>Prix sur le marché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nfos</text:p>
          </table:table-cell>
          <table:table-cell table:style-name="ce6" office:value-type="string">
            <text:p>Contenant</text:p>
          </table:table-cell>
          <table:table-cell table:style-name="ce6" office:value-type="string">
            <text:p>Acheteur</text:p>
          </table:table-cell>
          <table:table-cell table:style-name="ce6" office:value-type="string">
            <text:p>Date d’achat</text:p>
          </table:table-cell>
          <table:table-cell table:style-name="ce6" office:value-type="string">
            <text:p>Provenance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Présent</text:p>
          </table:table-cell>
          <table:table-cell table:style-name="ce6" office:value-type="string">
            <text:p>Autre</text:p>
          </table:table-cell>
          <table:table-cell table:number-columns-repeated="1005"/>
        </table:table-row>
        <table:table-row table:style-name="ro2" table:visibility="filter">
          <table:table-cell/>
          <table:table-cell table:style-name="ce7" office:value-type="string">
            <text:p>Domaine de Parenteau</text:p>
            <text:p/>
          </table:table-cell>
          <table:table-cell table:style-name="ce7" office:value-type="string">
            <text:p>St Croix Du Mont</text:p>
          </table:table-cell>
          <table:table-cell table:style-name="ce7" office:value-type="string">
            <text:p>Liquoreux</text:p>
          </table:table-cell>
          <table:table-cell table:style-name="ce7"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 office:value-type="string">
            <text:p>Très bien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6" office:value-type="currency" office:currency="EUR" office:value="50">
            <text:p>50,00 €</text:p>
          </table:table-cell>
          <table:table-cell office:value-type="string">
            <text:p>Frigo B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/>
          <table:table-cell table:style-name="ce7" office:value-type="string">
            <text:p>Mr Ranoux, Domaine de Parenteau</text:p>
            <text:p>St Croix du Mont</text:p>
          </table:table-cell>
          <table:table-cell office:value-type="string">
            <text:p>Ref_000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49">
            <text:p>1949</text:p>
          </table:table-cell>
          <table:table-cell office:value-type="string">
            <text:p>Bien</text:p>
          </table:table-cell>
          <table:table-cell table:style-name="ce7" office:value-type="string">
            <text:p>Très Basse épaule,</text:p>
            <text:p>Etiquette propr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900">
            <text:p>900,00 €</text:p>
          </table:table-cell>
          <table:table-cell office:value-type="string">
            <text:p>Frigo C1-6</text:p>
          </table:table-cell>
          <table:table-cell office:value-type="string">
            <text:p>Très 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49">
            <text:p>1949</text:p>
          </table:table-cell>
          <table:table-cell office:value-type="string">
            <text:p>Bien</text:p>
          </table:table-cell>
          <table:table-cell table:style-name="ce7" office:value-type="string">
            <text:p>Basse épaule,</text:p>
            <text:p>Etiquette propr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900">
            <text:p>900,00 €</text:p>
          </table:table-cell>
          <table:table-cell office:value-type="string">
            <text:p>Frigo C1-7</text:p>
          </table:table-cell>
          <table:table-cell office:value-type="string">
            <text:p>Très 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3</text:p>
          </table:table-cell>
          <table:table-cell office:value-type="string">
            <text:p>OK_00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49">
            <text:p>1949</text:p>
          </table:table-cell>
          <table:table-cell office:value-type="string">
            <text:p>Bien</text:p>
          </table:table-cell>
          <table:table-cell table:style-name="ce7" office:value-type="string">
            <text:p>Bas goulot,</text:p>
            <text:p>Etiquette propr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900">
            <text:p>900,00 €</text:p>
          </table:table-cell>
          <table:table-cell office:value-type="string">
            <text:p>Frigo C1-8</text:p>
          </table:table-cell>
          <table:table-cell office:value-type="string">
            <text:p>Très 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4</text:p>
          </table:table-cell>
          <table:table-cell office:value-type="string">
            <text:p>OK_00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Grand Corbin 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40">
            <text:p>1940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déchir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0">
            <text:p>700,00 €</text:p>
          </table:table-cell>
          <table:table-cell office:value-type="string">
            <text:p>Frigo D3-1</text:p>
          </table:table-cell>
          <table:table-cell office:value-type="string">
            <text:p>Très 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Grand Corbin 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40">
            <text:p>1940</text:p>
          </table:table-cell>
          <table:table-cell office:value-type="string">
            <text:p>Assez bien</text:p>
          </table:table-cell>
          <table:table-cell table:style-name="ce7" office:value-type="string">
            <text:p>Vidange,</text:p>
            <text:p>Etiquette déchir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0">
            <text:p>500,00 €</text:p>
          </table:table-cell>
          <table:table-cell office:value-type="string">
            <text:p>Frigo D3-2</text:p>
          </table:table-cell>
          <table:table-cell office:value-type="string">
            <text:p>Très 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6</text:p>
          </table:table-cell>
          <table:table-cell office:value-type="string">
            <text:p>OK_00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Calon Ségur </text:p>
          </table:table-cell>
          <table:table-cell office:value-type="string">
            <text:p>St Estephe</text:p>
          </table:table-cell>
          <table:table-cell office:value-type="string">
            <text:p>Rouge</text:p>
          </table:table-cell>
          <table:table-cell office:value-type="float" office:value="1950">
            <text:p>1950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tachet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0">
            <text:p>400,00 €</text:p>
          </table:table-cell>
          <table:table-cell office:value-type="string">
            <text:p>Frigo D2-4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Roquegrave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Assez bien</text:p>
          </table:table-cell>
          <table:table-cell table:style-name="ce7" office:value-type="string">
            <text:p>Très basse épaule,</text:p>
            <text:p>Etiquette sall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2-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es murailles</text:p>
          </table:table-cell>
          <table:table-cell office:value-type="string">
            <text:p>Lussac Saint Emilion</text:p>
          </table:table-cell>
          <table:table-cell office:value-type="string">
            <text:p>Rouge</text:p>
          </table:table-cell>
          <table:table-cell office:value-type="float" office:value="1959">
            <text:p>1959</text:p>
          </table:table-cell>
          <table:table-cell office:value-type="string">
            <text:p>Mauvaise état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Frigo D6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0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4" table:visibility="filter">
          <table:table-cell/>
          <table:table-cell table:style-name="ce7" office:value-type="string">
            <text:p><text:span text:style-name="T1">Berberana</text:span></text:p>
            <text:p><text:span text:style-name="T2">Gran reserva rioja</text:span></text:p>
          </table:table-cell>
          <table:table-cell office:value-type="string">
            <text:p>Rioja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Mauvaise état</text:p>
          </table:table-cell>
          <table:table-cell table:style-name="ce7" office:value-type="string">
            <text:p>Basse épaule,</text:p>
            <text:p>Etiquette propre</text:p>
            <text:p>Goulot propre</text:p>
            <text:p>Bouchon tombé</text:p>
            <text:p>Bouteille maill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0">
            <text:p>300,00 €</text:p>
          </table:table-cell>
          <table:table-cell office:value-type="string">
            <text:p>Avec le rhum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Bien</text:p>
          </table:table-cell>
          <table:table-cell table:style-name="ce7" office:value-type="string">
            <text:p>Haute épaule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1-8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 office:value-type="string">
            <text:p>Mis épaule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1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2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3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3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4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4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5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5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6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E2-6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7</text:p>
          </table:table-cell>
          <table:table-cell office:value-type="string">
            <text:p>OK_00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3-1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3-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19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3-3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0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propre</text:p>
            <text:p>Goulot sal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E3-4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1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3">
            <text:p>198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1-1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3">
            <text:p>1983</text:p>
          </table:table-cell>
          <table:table-cell office:value-type="string">
            <text:p>Assez bien</text:p>
          </table:table-cell>
          <table:table-cell table:style-name="ce7" office:value-type="string">
            <text:p>Haute épaule,</text:p>
            <text:p>Etiquette tach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1-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3</text:p>
          </table:table-cell>
          <table:table-cell office:value-type="string">
            <text:p>OK_002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3">
            <text:p>1983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E1-3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4</text:p>
          </table:table-cell>
          <table:table-cell office:value-type="string">
            <text:p>OK_002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 office:value-type="string">
            <text:p>Bas goulot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E1-4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E1-5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6</text:p>
          </table:table-cell>
          <table:table-cell office:value-type="string">
            <text:p>OK_002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E1-6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7</text:p>
          </table:table-cell>
          <table:table-cell office:value-type="string">
            <text:p>OK_002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E1-7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8</text:p>
          </table:table-cell>
          <table:table-cell office:value-type="string">
            <text:p>OK_002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ssè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D7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2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Haut Corbin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table:style-name="ce7" office:value-type="string">
            <text:p>Haute épaule,</text:p>
            <text:p>Etiquette tachet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C2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Haut Corbin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C2-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1</text:p>
          </table:table-cell>
          <table:table-cell office:value-type="string">
            <text:p>OK_003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table:style-name="ce7" office:value-type="string">
            <text:p><text:s/>Franc Grâce-Dieu </text:p>
            <text:p>Guad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table:style-name="ce7" office:value-type="string">
            <text:p>Bas goulot,</text:p>
            <text:p>Etiquette tachet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D2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table:style-name="ce7" office:value-type="string">
            <text:p>Côtes du Rhone-</text:p>
            <text:p>Clairanne</text:p>
          </table:table-cell>
          <table:table-cell table:style-name="ce7" office:value-type="string">
            <text:p>Cairanne </text:p>
          </table:table-cell>
          <table:table-cell office:value-type="string">
            <text:p>Rouge</text:p>
          </table:table-cell>
          <table:table-cell office:value-type="float" office:value="1961">
            <text:p>1961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0">
            <text:p>300,00 €</text:p>
          </table:table-cell>
          <table:table-cell office:value-type="string">
            <text:p>Frigo C3-1</text:p>
          </table:table-cell>
          <table:table-cell table:style-name="ce7" office:value-type="string">
            <text:p>Millesime du siècle 1961</text:p>
            <text:p>Côtes du Rhon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table:style-name="ce7"/>
          <table:table-cell/>
          <table:table-cell office:value-type="string">
            <text:p>Rouge</text:p>
          </table:table-cell>
          <table:table-cell office:value-type="float" office:value="1961">
            <text:p>1961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0">
            <text:p>300,00 €</text:p>
          </table:table-cell>
          <table:table-cell office:value-type="string">
            <text:p>Frigo C3-2</text:p>
          </table:table-cell>
          <table:table-cell table:style-name="ce7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4</text:p>
          </table:table-cell>
          <table:table-cell office:value-type="string">
            <text:p>OK_003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aret</text:p>
          </table:table-cell>
          <table:table-cell office:value-type="string">
            <text:p>Pessac-Leognan</text:p>
          </table:table-cell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C2-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aret</text:p>
          </table:table-cell>
          <table:table-cell/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C2-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6</text:p>
          </table:table-cell>
          <table:table-cell office:value-type="string">
            <text:p>OK_00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 table:visibility="filter">
          <table:table-cell/>
          <table:table-cell office:value-type="string">
            <text:p>Batailley</text:p>
          </table:table-cell>
          <table:table-cell table:style-name="ce7" office:value-type="string">
            <text:p>Pauillac  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B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lande Listrac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déchiré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lande Listrac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 office:value-type="string">
            <text:p>Très basse épaule,</text:p>
            <text:p>Etiquette déchiré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39</text:p>
          </table:table-cell>
          <table:table-cell office:value-type="string">
            <text:p>OK_003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hélan Ségur</text:p>
          </table:table-cell>
          <table:table-cell office:value-type="string">
            <text:p>St Estephe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F1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Vieux Fournay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table:style-name="ce7" office:value-type="string">
            <text:p>Parfait,</text:p>
            <text:p>Etiquette tachet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D2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1</text:p>
          </table:table-cell>
          <table:table-cell office:value-type="string">
            <text:p>OK_005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hélan Ségur</text:p>
          </table:table-cell>
          <table:table-cell office:value-type="string">
            <text:p>St Estephe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table:style-name="ce7" office:value-type="string">
            <text:p>Mi épaule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Frigo F1-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hélan Ségur</text:p>
          </table:table-cell>
          <table:table-cell office:value-type="string">
            <text:p>St Estephe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F1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044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045</text:p>
          </table:table-cell>
          <table:table-cell table:number-columns-repeated="1008"/>
        </table:table-row>
        <table:table-row table:style-name="ro6" table:visibility="filter">
          <table:table-cell/>
          <table:table-cell table:style-name="ce7" office:value-type="string">
            <text:p>Vino Nobile</text:p>
            <text:p>Di Montepulciano</text:p>
          </table:table-cell>
          <table:table-cell table:style-name="ce7" office:value-type="string">
            <text:p>Montepulciano (Itaie)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es Trois Chard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D2-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es Trois Chard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D2-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8</text:p>
          </table:table-cell>
          <table:table-cell office:value-type="string">
            <text:p>OK_004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Bellev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 office:value-type="string">
            <text:p>Bas goulot,</text:p>
            <text:p>Etiquette tachet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F1-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4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Bellev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 office:value-type="string">
            <text:p>Haute épaule,</text:p>
            <text:p>Etiquette tachet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Frigo F1-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0</text:p>
          </table:table-cell>
          <table:table-cell office:value-type="string">
            <text:p>OK_004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ellev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F1-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Vieux Fournay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Très bien</text:p>
          </table:table-cell>
          <table:table-cell table:style-name="ce7" office:value-type="string">
            <text:p>Parfait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F2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Vieux Fournay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F2-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3</text:p>
          </table:table-cell>
          <table:table-cell office:value-type="string">
            <text:p>OK_005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 table:visibility="filter">
          <table:table-cell/>
          <table:table-cell office:value-type="string">
            <text:p>Macay</text:p>
          </table:table-cell>
          <table:table-cell table:style-name="ce7" office:value-type="string">
            <text:p>Samonac 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F2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4</text:p>
          </table:table-cell>
          <table:table-cell office:value-type="string">
            <text:p>OK_00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 table:visibility="filter">
          <table:table-cell/>
          <table:table-cell office:value-type="string">
            <text:p>Macay</text:p>
          </table:table-cell>
          <table:table-cell table:style-name="ce7" office:value-type="string">
            <text:p>Samonac 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F2-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5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056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57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58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59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60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061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B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B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3</text:p>
          </table:table-cell>
          <table:table-cell office:value-type="string">
            <text:p>OK_00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64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/>
          <table:table-cell table:number-columns-repeated="7"/>
          <table:table-cell office:value-type="string">
            <text:p>Ref_0065</text:p>
          </table:table-cell>
          <table:table-cell table:number-columns-repeated="1008"/>
        </table:table-row>
        <table:table-row table:style-name="ro5" table:visibility="filter">
          <table:table-cell/>
          <table:table-cell office:value-type="string">
            <text:p>Sainte Michelle</text:p>
          </table:table-cell>
          <table:table-cell table:style-name="ce7" office:value-type="string">
            <text:p>Woodinville  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7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8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69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70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71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72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ainte Michelle</text:p>
          </table:table-cell>
          <table:table-cell office:value-type="string">
            <text:p>Washingt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073</text:p>
          </table:table-cell>
          <table:table-cell office:value-type="string">
            <text:p>OK_00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7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8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Pichaud</text:p>
          </table:table-cell>
          <table:table-cell table:style-name="ce4" office:value-type="string">
            <text:p>St Emilion</text:p>
          </table:table-cell>
          <table:table-cell table:style-name="ce4" office:value-type="string">
            <text:p>Rouge</text:p>
          </table:table-cell>
          <table:table-cell table:style-name="ce4" office:value-type="float" office:value="1988">
            <text:p>1988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08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Perdu ?</text:p>
          </table:table-cell>
          <table:table-cell table:style-name="ce2" table:number-columns-repeated="1005"/>
        </table:table-row>
        <table:table-row table:style-name="ro4" table:visibility="filter">
          <table:table-cell/>
          <table:table-cell office:value-type="string">
            <text:p>Fonbadet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B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 office:value-type="string">
            <text:p>Salle des ventes </text:p>
            <text:p>Bordeaux-Chartrons</text:p>
            <text:p>A. BLANCHY E.LACOMBE</text:p>
          </table:table-cell>
          <table:table-cell office:value-type="string">
            <text:p>Ref_008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ément Pichon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30">
            <text:p>3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Double Magnum (3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iversan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30">
            <text:p>3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Boite bois</text:p>
          </table:table-cell>
          <table:table-cell office:value-type="string">
            <text:p>Boite d’origine</text:p>
          </table:table-cell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Domini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20">
            <text:p>12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Domini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20">
            <text:p>12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6</text:p>
          </table:table-cell>
          <table:table-cell office:value-type="string">
            <text:p>OK_008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Domini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20">
            <text:p>12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7</text:p>
          </table:table-cell>
          <table:table-cell office:value-type="string">
            <text:p>OK_008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Domini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20">
            <text:p>12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8</text:p>
          </table:table-cell>
          <table:table-cell office:value-type="string">
            <text:p>OK_008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Domini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20">
            <text:p>120,00 €</text:p>
          </table:table-cell>
          <table:table-cell office:value-type="string">
            <text:p>Caisse MAGNUM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89</text:p>
          </table:table-cell>
          <table:table-cell office:value-type="string">
            <text:p>OK_008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Yo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Yo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1</text:p>
          </table:table-cell>
          <table:table-cell office:value-type="string">
            <text:p>OK_009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Yo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2</text:p>
          </table:table-cell>
          <table:table-cell office:value-type="string">
            <text:p>OK_009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astor Lamontag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B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 table:visibility="filter">
          <table:table-cell/>
          <table:table-cell table:style-name="ce7" office:value-type="string">
            <text:p>Bel air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18">
            <text:p>18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B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96">
            <text:p>199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60">
            <text:p>60,00 €</text:p>
          </table:table-cell>
          <table:table-cell table:style-name="ce13" office:value-type="currency" office:currency="EUR" office:value="170">
            <text:p>170,00 €</text:p>
          </table:table-cell>
          <table:table-cell office:value-type="string">
            <text:p>Frigo B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table:style-name="ce7" office:value-type="string">
            <text:p>Union des producteurs de </text:p>
            <text:p>St Emilion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table:style-name="ce7" office:value-type="string">
            <text:p>Haut goulot,</text:p>
            <text:p>Etiquette propre</text:p>
            <text:p>Goulot propre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Frigo F3-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ndou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2">
            <text:p>12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F2-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 de term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2005">
            <text:p>200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60">
            <text:p>6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F1-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Marquis de term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2005">
            <text:p>2005</text:p>
          </table:table-cell>
          <table:table-cell office:value-type="string">
            <text:p>Très bien</text:p>
          </table:table-cell>
          <table:table-cell table:style-name="ce7" office:value-type="string">
            <text:p>Bas niveau,</text:p>
            <text:p>Etiquette propre</text:p>
            <text:p>Goulot propre</text:p>
          </table:table-cell>
          <table:table-cell table:style-name="ce13" office:value-type="currency" office:currency="EUR" office:value="60">
            <text:p>6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F1-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099</text:p>
          </table:table-cell>
          <table:table-cell office:value-type="string">
            <text:p>OK_009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 de term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60">
            <text:p>6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G2-2</text:p>
          </table:table-cell>
          <table:table-cell office:value-type="string">
            <text:p>Millésime 1975</text:p>
          </table:table-cell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ellevue Pichon</text:p>
          </table:table-cell>
          <table:table-cell office:value-type="string">
            <text:p>Graves de Vayres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60">
            <text:p>60,00 €</text:p>
          </table:table-cell>
          <table:table-cell table:style-name="ce13" office:value-type="currency" office:currency="EUR" office:value="250">
            <text:p>250,00 €</text:p>
          </table:table-cell>
          <table:table-cell office:value-type="string">
            <text:p>Caisse</text:p>
          </table:table-cell>
          <table:table-cell/>
          <table:table-cell office:value-type="string">
            <text:p>Jéroboam (5 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 Galian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 office:value-type="string">
            <text:p>Bas goulot</text:p>
            <text:p>Etiquette propre</text:p>
            <text:p>Goulot propre</text:p>
          </table:table-cell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C1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lian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C1-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3</text:p>
          </table:table-cell>
          <table:table-cell office:value-type="string">
            <text:p>OK_01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lian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C1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4</text:p>
          </table:table-cell>
          <table:table-cell office:value-type="string">
            <text:p>OK_01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lian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3">
            <text:p>1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C1-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5</text:p>
          </table:table-cell>
          <table:table-cell office:value-type="string">
            <text:p>OK_01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liane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2">
            <text:p>12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Frigo C1-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17" office:value-type="date" office:date-value="2022-04-21">
            <text:p>21/04/22</text:p>
          </table:table-cell>
          <table:table-cell table:style-name="ce7"/>
          <table:table-cell office:value-type="string">
            <text:p>Ref_0106</text:p>
          </table:table-cell>
          <table:table-cell office:value-type="string">
            <text:p>OK_01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2" table:visibility="filter">
          <table:table-cell/>
          <table:table-cell office:value-type="string">
            <text:p>Barton &amp; Guestier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18">
            <text:p>18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Frigo A1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 office:value-type="string">
            <text:p>Salle des ventes </text:p>
            <text:p>Bordeaux-Chartrons</text:p>
            <text:p>Y. BARATOUX</text:p>
          </table:table-cell>
          <table:table-cell office:value-type="string">
            <text:p>Ref_010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5">
            <text:p>15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G2-1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0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ap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Frigo F2-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0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 table:visibility="filter">
          <table:table-cell/>
          <table:table-cell office:value-type="string">
            <text:p>Lestage D’arquier</text:p>
          </table:table-cell>
          <table:table-cell table:style-name="ce7" office:value-type="string">
            <text:p>Grand Poujeaux</text:p>
            <text:p>Mouli</text:p>
          </table:table-cell>
          <table:table-cell office:value-type="string">
            <text:p>Rouge</text:p>
          </table:table-cell>
          <table:table-cell office:value-type="float" office:value="1967">
            <text:p>1967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27">
            <text:p>2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A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 table:visibility="filter">
          <table:table-cell/>
          <table:table-cell office:value-type="string">
            <text:p>Lynch Bages</text:p>
          </table:table-cell>
          <table:table-cell table:style-name="ce7" office:value-type="string">
            <text:p>Grand cru classé</text:p>
            <text:p>Pauillac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70">
            <text:p>7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A3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30">
            <text:p>130,00 €</text:p>
          </table:table-cell>
          <table:table-cell office:value-type="string">
            <text:p>Frigo A4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eoville Poyferre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0">
            <text:p>5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A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rand Poujeaux</text:p>
          </table:table-cell>
          <table:table-cell office:value-type="string">
            <text:p>Moulis – Médo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95">
            <text:p>95,00 €</text:p>
          </table:table-cell>
          <table:table-cell table:style-name="ce13" office:value-type="currency" office:currency="EUR" office:value="130">
            <text:p>130,00 €</text:p>
          </table:table-cell>
          <table:table-cell office:value-type="string">
            <text:p>Boite bois</text:p>
          </table:table-cell>
          <table:table-cell office:value-type="string">
            <text:p>Boite d’origine</text:p>
          </table:table-cell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fite Rothshild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10">
            <text:p>410,00 €</text:p>
          </table:table-cell>
          <table:table-cell table:style-name="ce13" office:value-type="currency" office:currency="EUR" office:value="900">
            <text:p>900,00 €</text:p>
          </table:table-cell>
          <table:table-cell office:value-type="string">
            <text:p>Frigo A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Yquem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0">
            <text:p>199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50">
            <text:p>250,00 €</text:p>
          </table:table-cell>
          <table:table-cell table:style-name="ce13" office:value-type="currency" office:currency="EUR" office:value="550">
            <text:p>550,00 €</text:p>
          </table:table-cell>
          <table:table-cell office:value-type="string">
            <text:p>Frigo B1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0">
            <text:p>1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0">
            <text:p>1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8</text:p>
          </table:table-cell>
          <table:table-cell office:value-type="string">
            <text:p>OK_011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0">
            <text:p>1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19</text:p>
          </table:table-cell>
          <table:table-cell office:value-type="string">
            <text:p>OK_011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0">
            <text:p>1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20</text:p>
          </table:table-cell>
          <table:table-cell office:value-type="string">
            <text:p>OK_011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2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number-columns-repeated="1005"/>
        </table:table-row>
        <table:table-row table:style-name="ro6" table:visibility="filter">
          <table:table-cell table:style-name="ce3"/>
          <table:table-cell table:style-name="ce8" office:value-type="string">
            <text:p>La Grande Pleyssade</text:p>
            <text:p>Secrete Harmony</text:p>
          </table:table-cell>
          <table:table-cell table:style-name="ce3" office:value-type="string">
            <text:p>Bergerac</text:p>
          </table:table-cell>
          <table:table-cell table:style-name="ce3" office:value-type="string">
            <text:p>Rouge</text:p>
          </table:table-cell>
          <table:table-cell table:style-name="ce3" office:value-type="float" office:value="2004">
            <text:p>2004</text:p>
          </table:table-cell>
          <table:table-cell table:style-name="ce3" office:value-type="string">
            <text:p>Très bien</text:p>
          </table:table-cell>
          <table:table-cell table:style-name="ce8"/>
          <table:table-cell table:style-name="ce15" office:value-type="currency" office:currency="EUR" office:value="17">
            <text:p>17,00 €</text:p>
          </table:table-cell>
          <table:table-cell table:style-name="ce15" office:value-type="currency" office:currency="EUR" office:value="50">
            <text:p>50,00 €</text:p>
          </table:table-cell>
          <table:table-cell office:value-type="string">
            <text:p>Boite bois</text:p>
          </table:table-cell>
          <table:table-cell table:style-name="ce3" office:value-type="string">
            <text:p>Boite d’origine</text:p>
          </table:table-cell>
          <table:table-cell table:style-name="ce3" office:value-type="string">
            <text:p>Magnum (1,5 l)</text:p>
          </table:table-cell>
          <table:table-cell table:style-name="ce19" office:value-type="string">
            <text:p>Commun</text:p>
          </table:table-cell>
          <table:table-cell table:style-name="ce19" office:value-type="date" office:date-value="2022-04-27">
            <text:p>27/04/22</text:p>
          </table:table-cell>
          <table:table-cell table:style-name="ce8"/>
          <table:table-cell table:style-name="ce3" office:value-type="string">
            <text:p>Ref_0135</text:p>
          </table:table-cell>
          <table:table-cell table:style-name="ce3" office:value-type="string">
            <text:p>OK_main</text:p>
          </table:table-cell>
          <table:table-cell table:style-name="ce3" office:value-type="string">
            <text:p>Oui</text:p>
          </table:table-cell>
          <table:table-cell table:style-name="ce3" table:number-columns-repeated="1006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3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Domaine Magni-Thibaut</text:p>
          </table:table-cell>
          <table:table-cell table:style-name="ce4" office:value-type="string">
            <text:p>Sauternes</text:p>
          </table:table-cell>
          <table:table-cell table:style-name="ce4" office:value-type="string">
            <text:p>Blanc</text:p>
          </table:table-cell>
          <table:table-cell table:style-name="ce4" office:value-type="float" office:value="1998">
            <text:p>1998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2">
            <text:p>12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4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4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49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0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1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2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3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4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5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6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7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8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omaine Magni-Thib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96">
            <text:p>199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9">
            <text:p>9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59</text:p>
          </table:table-cell>
          <table:table-cell office:value-type="string">
            <text:p>OK_01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Suduiraut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1986">
            <text:p>1986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5">
            <text:p>45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B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 office:value-type="string">
            <text:p>Bon niveau,</text:p>
            <text:p>Etiquette décollée</text:p>
            <text:p>Goulot propre</text:p>
          </table:table-cell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2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3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4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5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6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7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8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5">
            <text:p>199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47">
            <text:p>47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Caisse 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69</text:p>
          </table:table-cell>
          <table:table-cell office:value-type="string">
            <text:p>OK_016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3"/>
          <table:table-cell table:style-name="ce17" table:number-columns-repeated="2"/>
          <table:table-cell table:style-name="ce7"/>
          <table:table-cell office:value-type="string">
            <text:p>Ref_0170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3"/>
          <table:table-cell table:style-name="ce17" table:number-columns-repeated="2"/>
          <table:table-cell table:style-name="ce7"/>
          <table:table-cell office:value-type="string">
            <text:p>Ref_0171</text:p>
          </table:table-cell>
          <table:table-cell table:number-columns-repeated="1008"/>
        </table:table-row>
        <table:table-row table:style-name="ro3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 office:value-type="string">
            <text:p>Haut goulot,</text:p>
            <text:p>Etiquette tachetée</text:p>
            <text:p>Goulot propre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1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3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3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4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4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5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6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7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7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8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8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79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0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oulin de Loly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5">
            <text:p>5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P10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1</text:p>
          </table:table-cell>
          <table:table-cell office:value-type="string">
            <text:p>OK_01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3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4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5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6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187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8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8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19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0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1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2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6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8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39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0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1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3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style-name="ce2"/>
          <table:table-cell table:style-name="ce4" office:value-type="string">
            <text:p>Marquise de Lalande</text:p>
          </table:table-cell>
          <table:table-cell table:style-name="ce4" office:value-type="string">
            <text:p>Lalande de Pomerol</text:p>
          </table:table-cell>
          <table:table-cell table:style-name="ce4" office:value-type="string">
            <text:p>Rouge</text:p>
          </table:table-cell>
          <table:table-cell table:style-name="ce4" office:value-type="float" office:value="1999">
            <text:p>1999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7">
            <text:p>7,00 €</text:p>
          </table:table-cell>
          <table:table-cell table:style-name="ce14" office:value-type="currency" office:currency="EUR" office:value="25">
            <text:p>25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18" office:value-type="string">
            <text:p>Commun</text:p>
          </table:table-cell>
          <table:table-cell table:style-name="ce18" office:value-type="date" office:date-value="2022-04-27">
            <text:p>27/04/22</text:p>
          </table:table-cell>
          <table:table-cell table:style-name="ce11"/>
          <table:table-cell table:style-name="ce4" office:value-type="string">
            <text:p>Ref_0245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hez mon père</text:p>
          </table:table-cell>
          <table:table-cell table:style-name="ce2" table:number-columns-repeated="1005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246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247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248</text:p>
          </table:table-cell>
          <table:table-cell table:number-columns-repeated="1008"/>
        </table:table-row>
        <table:table-row table:style-name="ro1" table:visibility="filter">
          <table:table-cell table:number-columns-repeated="6"/>
          <table:table-cell table:style-name="ce7"/>
          <table:table-cell table:style-name="ce13" table:number-columns-repeated="2"/>
          <table:table-cell table:number-columns-repeated="6"/>
          <table:table-cell office:value-type="string">
            <text:p>Ref_0249</text:p>
          </table:table-cell>
          <table:table-cell table:number-columns-repeated="1008"/>
        </table:table-row>
        <table:table-row table:style-name="ro6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0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1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2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3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4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3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5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6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7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8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59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0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 table:visibility="filter">
          <table:table-cell/>
          <table:table-cell table:style-name="ce7" office:value-type="string">
            <text:p>La Grande Pleyssade </text:p>
            <text:p>Secrete Harmony</text:p>
          </table:table-cell>
          <table:table-cell office:value-type="string">
            <text:p>Bergerac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7">
            <text:p>7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2</text:p>
          </table:table-cell>
          <table:table-cell/>
          <table:table-cell office:value-type="string">
            <text:p>Magnum (1,5 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1</text:p>
          </table:table-cell>
          <table:table-cell office:value-type="string">
            <text:p>OK_013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1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2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3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3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4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4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5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5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6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6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7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7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8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8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69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9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70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Garderose Montag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Grille_2_Q10</text:p>
          </table:table-cell>
          <table:table-cell/>
          <table:table-cell office:value-type="string">
            <text:p>Bouteille (75 cl)</text:p>
          </table:table-cell>
          <table:table-cell table:style-name="ce17" office:value-type="string">
            <text:p>Commun</text:p>
          </table:table-cell>
          <table:table-cell table:style-name="ce17" office:value-type="date" office:date-value="2022-04-27">
            <text:p>27/04/22</text:p>
          </table:table-cell>
          <table:table-cell table:style-name="ce7"/>
          <table:table-cell office:value-type="string">
            <text:p>Ref_0271</text:p>
          </table:table-cell>
          <table:table-cell office:value-type="string">
            <text:p>OK_026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Chevalier d’Ars</text:p>
          </table:table-cell>
          <table:table-cell office:value-type="string">
            <text:p>Arcins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sall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G1-1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hevalier d’Ars</text:p>
          </table:table-cell>
          <table:table-cell office:value-type="string">
            <text:p>Arcins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Frigo G1-2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3</text:p>
          </table:table-cell>
          <table:table-cell office:value-type="string">
            <text:p>OK_02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 table:visibility="filter">
          <table:table-cell/>
          <table:table-cell office:value-type="string">
            <text:p>Coutet</text:p>
          </table:table-cell>
          <table:table-cell table:style-name="ce7" office:value-type="string">
            <text:p>Barsac</text:p>
          </table:table-cell>
          <table:table-cell office:value-type="string">
            <text:p>Liquoreux</text:p>
          </table:table-cell>
          <table:table-cell office:value-type="float" office:value="1953">
            <text:p>195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0">
            <text:p>800,00 €</text:p>
          </table:table-cell>
          <table:table-cell office:value-type="string">
            <text:p>Frigo G2-3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 office:value-type="string">
            <text:p>Haute épaulle,</text:p>
            <text:p>Etiquette propr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6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7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8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79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0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1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2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enaud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3</text:p>
          </table:table-cell>
          <table:table-cell office:value-type="string">
            <text:p>OK_027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 table:style-name="ce2"/>
          <table:table-cell table:style-name="ce4" office:value-type="string">
            <text:p>Penaud</text:p>
          </table:table-cell>
          <table:table-cell table:style-name="ce4" office:value-type="string">
            <text:p>1ère Cotes de Blaye</text:p>
          </table:table-cell>
          <table:table-cell table:style-name="ce4" office:value-type="string">
            <text:p>Rouge</text:p>
          </table:table-cell>
          <table:table-cell table:style-name="ce4" office:value-type="float" office:value="1985">
            <text:p>1985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0">
            <text:p>0,00 €</text:p>
          </table:table-cell>
          <table:table-cell table:style-name="ce14" office:value-type="currency" office:currency="EUR" office:value="50">
            <text:p>50,00 €</text:p>
          </table:table-cell>
          <table:table-cell table:style-name="ce4" office:value-type="string">
            <text:p>Caisse droite</text:p>
          </table:table-cell>
          <table:table-cell table:style-name="ce4"/>
          <table:table-cell table:style-name="ce4" office:value-type="string">
            <text:p>Magnum (1,5 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28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bu</text:p>
          </table:table-cell>
          <table:table-cell table:style-name="ce2" table:number-columns-repeated="1005"/>
        </table:table-row>
        <table:table-row table:style-name="ro1" table:visibility="filter">
          <table:table-cell/>
          <table:table-cell office:value-type="string">
            <text:p>Corps de Loup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orps de Loup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droite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6</text:p>
          </table:table-cell>
          <table:table-cell office:value-type="string">
            <text:p>OK_028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hélan Ségur</text:p>
          </table:table-cell>
          <table:table-cell office:value-type="string">
            <text:p>St Estephe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Frigo C3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7</text:p>
          </table:table-cell>
          <table:table-cell office:value-type="string">
            <text:p>OK_004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happelle de la Trinité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Frigo C2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happelle de la Trinité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Frigo C2-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89</text:p>
          </table:table-cell>
          <table:table-cell office:value-type="string">
            <text:p>OK_028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table:style-name="ce7" office:value-type="string">
            <text:p>Fontanafredda</text:p>
            <text:p>Barbaresco</text:p>
          </table:table-cell>
          <table:table-cell table:style-name="ce7" office:value-type="string">
            <text:p>Piedmont 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Assez bien</text:p>
          </table:table-cell>
          <table:table-cell table:style-name="ce7" office:value-type="string">
            <text:p>Basse épaule,</text:p>
            <text:p>Etiquette tachetée,</text:p>
            <text:p>Goulot tacheté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lande Listrac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67">
            <text:p>1967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lande Listrac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67">
            <text:p>1967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2</text:p>
          </table:table-cell>
          <table:table-cell office:value-type="string">
            <text:p>OK_029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lande Listrac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67">
            <text:p>1967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D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3</text:p>
          </table:table-cell>
          <table:table-cell office:value-type="string">
            <text:p>OK_029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Des Trois Chard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Assez bien</text:p>
          </table:table-cell>
          <table:table-cell table:style-name="ce7" office:value-type="string">
            <text:p>Epaule,</text:p>
            <text:p>Etiquette tachet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es Trois Chard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5</text:p>
          </table:table-cell>
          <table:table-cell office:value-type="string">
            <text:p>OK_02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Des Trois Chard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64">
            <text:p>1964</text:p>
          </table:table-cell>
          <table:table-cell office:value-type="string">
            <text:p>Assez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6</text:p>
          </table:table-cell>
          <table:table-cell office:value-type="string">
            <text:p>OK_02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8</text:p>
          </table:table-cell>
          <table:table-cell office:value-type="string">
            <text:p>OK_029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299</text:p>
          </table:table-cell>
          <table:table-cell office:value-type="string">
            <text:p>OK_029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1</text:p>
          </table:table-cell>
          <table:table-cell office:value-type="string">
            <text:p>OK_030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Piochaud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tachet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2</text:p>
          </table:table-cell>
          <table:table-cell office:value-type="string">
            <text:p>OK_030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 table:visibility="filter">
          <table:table-cell/>
          <table:table-cell office:value-type="string">
            <text:p>Ma réserv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propre</text:p>
            <text:p>Sans capuchon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Ma réserv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4</text:p>
          </table:table-cell>
          <table:table-cell office:value-type="string">
            <text:p>OK_030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6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7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8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09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0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1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2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3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R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4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5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6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7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8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19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0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1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2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3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S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4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5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6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7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8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29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0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1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2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3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los Lartig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9">
            <text:p>1989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-A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4</text:p>
          </table:table-cell>
          <table:table-cell office:value-type="string">
            <text:p>OK_03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5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6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7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8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39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Castel frères négocian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/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0</text:p>
          </table:table-cell>
          <table:table-cell table:number-columns-repeated="1008"/>
        </table:table-row>
        <table:table-row table:style-name="ro1" table:visibility="filter">
          <table:table-cell/>
          <table:table-cell office:value-type="string">
            <text:p>Borie Lamouli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orie Lamouli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2</text:p>
          </table:table-cell>
          <table:table-cell office:value-type="string">
            <text:p>OK_034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orie Lamouli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3</text:p>
          </table:table-cell>
          <table:table-cell office:value-type="string">
            <text:p>OK_034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orie Lamouli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A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4</text:p>
          </table:table-cell>
          <table:table-cell office:value-type="string">
            <text:p>OK_034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Borie Lamoulin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B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5</text:p>
          </table:table-cell>
          <table:table-cell office:value-type="string">
            <text:p>OK_034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Assez bien</text:p>
          </table:table-cell>
          <table:table-cell office:value-type="string">
            <text:p>Haute épaule Etiquette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2_B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6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visibility="filter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Assez bien</text:p>
          </table:table-cell>
          <table:table-cell office:value-type="string">
            <text:p>Haute épaule Etiquette salle et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2_B3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47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number-rows-repeated="2">
          <table:table-cell table:number-columns-repeated="7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office:value-type="string">
            <text:p>Latour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Grille_2_B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tour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80.00 €</text:p>
          </table:table-cell>
          <table:table-cell office:value-type="string">
            <text:p>Grille_2_B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1</text:p>
          </table:table-cell>
          <table:table-cell office:value-type="string">
            <text:p>OK_035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tour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80.00 €</text:p>
          </table:table-cell>
          <table:table-cell office:value-type="string">
            <text:p>Grille_2_B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2</text:p>
          </table:table-cell>
          <table:table-cell office:value-type="string">
            <text:p>OK_035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 office:value-type="string">
            <text:p>Bon niveau,</text:p>
            <text:p>Etiquette propr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1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3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4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3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5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4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6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5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7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6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8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7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59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8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0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9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1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C10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2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D1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3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D2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4</text:p>
          </table:table-cell>
          <table:table-cell office:value-type="string">
            <text:p>OK_06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maine Les Cailloux</text:p>
          </table:table-cell>
          <table:table-cell office:value-type="string">
            <text:p>Montbazillac</text:p>
          </table:table-cell>
          <table:table-cell office:value-type="string">
            <text:p>Blanc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2_D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2_D4</text:p>
          </table:table-cell>
          <table:table-cell table:number-columns-repeated="5"/>
          <table:table-cell office:value-type="string">
            <text:p>Ref_036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2_D5</text:p>
          </table:table-cell>
          <table:table-cell table:number-columns-repeated="5"/>
          <table:table-cell office:value-type="string">
            <text:p>Ref_0367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hâteau Puyblanque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Mauvaise état</text:p>
          </table:table-cell>
          <table:table-cell office:value-type="string">
            <text:p>Sans étiquett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2_D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6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2_D7</text:p>
          </table:table-cell>
          <table:table-cell table:number-columns-repeated="5"/>
          <table:table-cell office:value-type="string">
            <text:p>Ref_0369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tour Camblanes</text:p>
          </table:table-cell>
          <table:table-cell office:value-type="string">
            <text:p>Côtes de Borde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D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tour Camblanes</text:p>
          </table:table-cell>
          <table:table-cell office:value-type="string">
            <text:p>Côtes de Borde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D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1</text:p>
          </table:table-cell>
          <table:table-cell office:value-type="string">
            <text:p>OK_037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Assez bien</text:p>
          </table:table-cell>
          <table:table-cell office:value-type="string">
            <text:p>Mi épaule, Etiquette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Grille_2_D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Mauvaise état</text:p>
          </table:table-cell>
          <table:table-cell office:value-type="string">
            <text:p>Sans étiquett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E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Mauvaise état</text:p>
          </table:table-cell>
          <table:table-cell office:value-type="string">
            <text:p>Sans étiquett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E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Mauvaise état</text:p>
          </table:table-cell>
          <table:table-cell office:value-type="string">
            <text:p>Sans étiquett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E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5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 Gaffelièr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57">
            <text:p>1957</text:p>
          </table:table-cell>
          <table:table-cell office:value-type="string">
            <text:p>Mauvaise état</text:p>
          </table:table-cell>
          <table:table-cell office:value-type="string">
            <text:p>Sans étiquett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E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2_E5</text:p>
          </table:table-cell>
          <table:table-cell table:number-columns-repeated="5"/>
          <table:table-cell office:value-type="string">
            <text:p>Ref_0377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irefleur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E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irefleur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E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7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tour Camblanes</text:p>
          </table:table-cell>
          <table:table-cell office:value-type="string">
            <text:p>Côtes de Bordeaux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E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0</text:p>
          </table:table-cell>
          <table:table-cell office:value-type="string">
            <text:p>OK_037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Entre deux mers</text:p>
          </table:table-cell>
          <table:table-cell office:value-type="string">
            <text:p>Blanc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office:value-type="string">
            <text:p>Mi épaule, Etiquette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E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Entre deux mers</text:p>
          </table:table-cell>
          <table:table-cell office:value-type="string">
            <text:p>Blanc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Mi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Entre deux mers</text:p>
          </table:table-cell>
          <table:table-cell office:value-type="string">
            <text:p>Blanc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Mi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3</text:p>
          </table:table-cell>
          <table:table-cell office:value-type="string">
            <text:p>OK_03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Entre deux mers</text:p>
          </table:table-cell>
          <table:table-cell office:value-type="string">
            <text:p>Blanc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Mi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4</text:p>
          </table:table-cell>
          <table:table-cell office:value-type="string">
            <text:p>OK_03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1997">
            <text:p>1997</text:p>
          </table:table-cell>
          <table:table-cell office:value-type="string">
            <text:p>Bien</text:p>
          </table:table-cell>
          <table:table-cell office:value-type="string">
            <text:p>Bas goulot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Assez bien</text:p>
          </table:table-cell>
          <table:table-cell office:value-type="string">
            <text:p>Haut épaule, Etiquette déchirée, Goulot sal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 Goëlanne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F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Reine Margaux</text:p>
            <text:p>Cuvée Royale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F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8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>
            <text:p>Reine Margaux</text:p>
            <text:p>Cuvée Royale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F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89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>
            <text:p>Reine Margaux</text:p>
            <text:p>Cuvée Royale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F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0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5"/>
          <table:table-cell table:style-name="ce13"/>
          <table:table-cell/>
          <table:table-cell office:value-type="string">
            <text:p>Grille_2_F10</text:p>
          </table:table-cell>
          <table:table-cell table:number-columns-repeated="5"/>
          <table:table-cell office:value-type="string">
            <text:p>Ref_039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3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4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5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6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7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8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399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2_G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0</text:p>
          </table:table-cell>
          <table:table-cell office:value-type="string">
            <text:p>OK_03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ros Cailloux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2_G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t Hilaire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H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t Hilaire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H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3</text:p>
          </table:table-cell>
          <table:table-cell office:value-type="string">
            <text:p>OK_04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t Hilaire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H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4</text:p>
          </table:table-cell>
          <table:table-cell office:value-type="string">
            <text:p>OK_04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t Hilaire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H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5</text:p>
          </table:table-cell>
          <table:table-cell office:value-type="string">
            <text:p>OK_040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office:value-type="string">
            <text:p>Bas goulot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H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office:value-type="string">
            <text:p>Haut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H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7</text:p>
          </table:table-cell>
          <table:table-cell office:value-type="string">
            <text:p>OK_040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office:value-type="string">
            <text:p>Haut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H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8</text:p>
          </table:table-cell>
          <table:table-cell office:value-type="string">
            <text:p>OK_040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84">
            <text:p>1984</text:p>
          </table:table-cell>
          <table:table-cell office:value-type="string">
            <text:p>Bien</text:p>
          </table:table-cell>
          <table:table-cell office:value-type="string">
            <text:p>Haut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H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09</text:p>
          </table:table-cell>
          <table:table-cell office:value-type="string">
            <text:p>OK_040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office:value-type="string">
            <text:p>Haut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H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H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2</text:p>
          </table:table-cell>
          <table:table-cell office:value-type="string">
            <text:p>OK_04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3</text:p>
          </table:table-cell>
          <table:table-cell office:value-type="string">
            <text:p>OK_04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4</text:p>
          </table:table-cell>
          <table:table-cell office:value-type="string">
            <text:p>OK_04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5</text:p>
          </table:table-cell>
          <table:table-cell office:value-type="string">
            <text:p>OK_04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7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8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1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0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I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1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J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2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J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3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J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4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J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5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J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6</text:p>
          </table:table-cell>
          <table:table-cell office:value-type="string">
            <text:p>OK_041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5"/>
          <table:table-cell table:style-name="ce13" table:number-columns-repeated="2"/>
          <table:table-cell office:value-type="string">
            <text:p>Grille_2_J6</text:p>
          </table:table-cell>
          <table:table-cell table:number-columns-repeated="5"/>
          <table:table-cell office:value-type="string">
            <text:p>Ref_0427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Domaine Barraud</text:span></text:p>
            <text:p><text:span text:style-name="T3">Pinot noir – </text:span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1">
            <text:p>2001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J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Bourgogne</text:p>
            <text:p>Domaine Botti Balligand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J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2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Bourgogne</text:p>
            <text:p>Domaine Botti Balligand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J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0</text:p>
          </table:table-cell>
          <table:table-cell office:value-type="string">
            <text:p>OK_042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Bourgogne</text:p>
            <text:p>Domaine Botti Balligand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J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1</text:p>
          </table:table-cell>
          <table:table-cell office:value-type="string">
            <text:p>OK_042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Bourgogne</text:p>
            <text:p>Domaine Botti Balligand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K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2</text:p>
          </table:table-cell>
          <table:table-cell office:value-type="string">
            <text:p>OK_042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Bourgogne</text:p>
            <text:p>Domaine Botti Balligand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K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3</text:p>
          </table:table-cell>
          <table:table-cell office:value-type="string">
            <text:p>OK_042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Bourgogne </text:span></text:p>
            <text:p><text:span text:style-name="T3">Pinot noir – </text:span><text:span text:style-name="T2">Jean Laffite</text:span></text:p>
          </table:table-cell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K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float" office:value="2004">
            <text:p>2004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K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5</text:p>
          </table:table-cell>
          <table:table-cell office:value-type="string">
            <text:p>OK_043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6">
          <table:table-cell/>
          <table:table-cell table:style-name="ce7" office:value-type="string">
            <text:p><text:span text:style-name="T1">Kalin Cellars</text:span></text:p>
            <text:p><text:span text:style-name="T3">Pinot noir</text:span></text:p>
          </table:table-cell>
          <table:table-cell office:value-type="string">
            <text:p>California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Mi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K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7">
          <table:table-cell/>
          <table:table-cell table:style-name="ce7" office:value-type="string">
            <text:p><text:span text:style-name="T1">Kalin Cellars</text:span></text:p>
            <text:p><text:span text:style-name="T3">Pinot noir</text:span></text:p>
          </table:table-cell>
          <table:table-cell office:value-type="string">
            <text:p>California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Assez bien</text:p>
          </table:table-cell>
          <table:table-cell office:value-type="string">
            <text:p>Mi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K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7</text:p>
          </table:table-cell>
          <table:table-cell office:value-type="string">
            <text:p>OK_043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5"/>
          <table:table-cell table:style-name="ce13" table:number-columns-repeated="2"/>
          <table:table-cell office:value-type="string">
            <text:p>Grille_2_K7</text:p>
          </table:table-cell>
          <table:table-cell table:number-columns-repeated="5"/>
          <table:table-cell office:value-type="string">
            <text:p>Ref_0438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orps de Loup</text:p>
          </table:table-cell>
          <table:table-cell office:value-type="string">
            <text:p>1ère Cotes de Blaye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2_K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3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K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1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2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3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4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5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6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laissac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3">
            <text:p>2003</text:p>
          </table:table-cell>
          <table:table-cell office:value-type="string">
            <text:p>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7</text:p>
          </table:table-cell>
          <table:table-cell office:value-type="string">
            <text:p>OK_044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49</text:p>
          </table:table-cell>
          <table:table-cell office:value-type="string">
            <text:p>OK_04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L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0</text:p>
          </table:table-cell>
          <table:table-cell office:value-type="string">
            <text:p>OK_04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M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1</text:p>
          </table:table-cell>
          <table:table-cell office:value-type="string">
            <text:p>OK_04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M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2</text:p>
          </table:table-cell>
          <table:table-cell office:value-type="string">
            <text:p>OK_04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Hauts de Goelane</text:p>
          </table:table-cell>
          <table:table-cell office:value-type="string">
            <text:p>Bordeaux</text:p>
          </table:table-cell>
          <table:table-cell office:value-type="string">
            <text:p>Rosé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Grille_2_M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3</text:p>
          </table:table-cell>
          <table:table-cell office:value-type="string">
            <text:p>OK_04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queyran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tacheté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queyran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tacheté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5</text:p>
          </table:table-cell>
          <table:table-cell office:value-type="string">
            <text:p>OK_045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queyran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tacheté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6</text:p>
          </table:table-cell>
          <table:table-cell office:value-type="string">
            <text:p>OK_045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queyran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5">
            <text:p>1985</text:p>
          </table:table-cell>
          <table:table-cell office:value-type="string">
            <text:p>Bien</text:p>
          </table:table-cell>
          <table:table-cell office:value-type="string">
            <text:p>Haut épaule, Etiquette tacheté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7</text:p>
          </table:table-cell>
          <table:table-cell office:value-type="string">
            <text:p>OK_045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aut médo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Bas goulot Etiquette propr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aut médo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Bas goulot Etiquette propre, 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M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59</text:p>
          </table:table-cell>
          <table:table-cell office:value-type="string">
            <text:p>OK_045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aint Leon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office:value-type="float" office:value="1988">
            <text:p>1988</text:p>
          </table:table-cell>
          <table:table-cell office:value-type="string">
            <text:p>Bien</text:p>
          </table:table-cell>
          <table:table-cell office:value-type="string">
            <text:p>Bass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N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Bellevue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Assez bien</text:p>
          </table:table-cell>
          <table:table-cell office:value-type="string">
            <text:p>Basse épaule, Etiquette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N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2_N3</text:p>
          </table:table-cell>
          <table:table-cell table:number-columns-repeated="5"/>
          <table:table-cell office:value-type="string">
            <text:p>Ref_0462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lande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Assez bien</text:p>
          </table:table-cell>
          <table:table-cell office:value-type="string">
            <text:p>Haut épaule, Etiquette tachetée, Goulot tacheté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2_N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lande</text:p>
          </table:table-cell>
          <table:table-cell office:value-type="string">
            <text:p>Listrac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Assez bien</text:p>
          </table:table-cell>
          <table:table-cell office:value-type="string">
            <text:p>Haut épaule, Etiquette tachetée, Goulot tacheté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2_N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otte-Vieill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office:value-type="string">
            <text:p>Bien</text:p>
          </table:table-cell>
          <table:table-cell office:value-type="string">
            <text:p>Mi épaule, Etiquette propre, Goulot tachetée</text:p>
          </table:table-cell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N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5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rotte-Vieill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office:value-type="string">
            <text:p>Bien</text:p>
          </table:table-cell>
          <table:table-cell office:value-type="string">
            <text:p>Mi épaule, Etiquette propre, Goulot tachetée</text:p>
          </table:table-cell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N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3"/>
          <table:table-cell/>
          <table:table-cell office:value-type="string">
            <text:p>Grille_2_N8</text:p>
          </table:table-cell>
          <table:table-cell table:number-columns-repeated="5"/>
          <table:table-cell office:value-type="string">
            <text:p>Ref_0467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maine de l’église </text:p>
          </table:table-cell>
          <table:table-cell office:value-type="string">
            <text:p>Pomerol</text:p>
          </table:table-cell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office:value-type="string">
            <text:p>Haut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O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maine de l’église </text:p>
          </table:table-cell>
          <table:table-cell office:value-type="string">
            <text:p>Pomerol</text:p>
          </table:table-cell>
          <table:table-cell office:value-type="string">
            <text:p>Rouge</text:p>
          </table:table-cell>
          <table:table-cell office:value-type="float" office:value="1973">
            <text:p>1973</text:p>
          </table:table-cell>
          <table:table-cell office:value-type="string">
            <text:p>Bien</text:p>
          </table:table-cell>
          <table:table-cell office:value-type="string">
            <text:p>Haut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50">
            <text:p>150,00 €</text:p>
          </table:table-cell>
          <table:table-cell office:value-type="string">
            <text:p>Grille_2_O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69</text:p>
          </table:table-cell>
          <table:table-cell office:value-type="string">
            <text:p>OK_04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uvée Henry IV – Moelleux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O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uvée Henry IV – Moelleux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O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uvée Henry IV – Moelleux</text:p>
          </table:table-cell>
          <table:table-cell office:value-type="string">
            <text:p>Jurançon</text:p>
          </table:table-cell>
          <table:table-cell office:value-type="string">
            <text:p>Blanc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/>
          <table:table-cell office:value-type="string">
            <text:p>Grille_2_O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u May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O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May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O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4</text:p>
          </table:table-cell>
          <table:table-cell office:value-type="string">
            <text:p>OK_047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May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O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5</text:p>
          </table:table-cell>
          <table:table-cell office:value-type="string">
            <text:p>OK_047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May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O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6</text:p>
          </table:table-cell>
          <table:table-cell office:value-type="string">
            <text:p>OK_047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Mayne</text:p>
          </table:table-cell>
          <table:table-cell office:value-type="string">
            <text:p>Sauternes</text:p>
          </table:table-cell>
          <table:table-cell office:value-type="string">
            <text:p>Blanc</text:p>
          </table:table-cell>
          <table:table-cell office:value-type="float" office:value="2003">
            <text:p>2003</text:p>
          </table:table-cell>
          <table:table-cell office:value-type="string">
            <text:p>Très bien</text:p>
          </table:table-cell>
          <table:table-cell office:value-type="string">
            <text:p>Haut goulot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Grille_2_O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7</text:p>
          </table:table-cell>
          <table:table-cell office:value-type="string">
            <text:p>OK_0473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79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0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1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2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3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4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5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6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B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7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C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8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C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89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C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0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C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1</text:p>
          </table:table-cell>
          <table:table-cell office:value-type="string">
            <text:p>OK_04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3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4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5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6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C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7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8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499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0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1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2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3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4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5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6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D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7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8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09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0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1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2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Assez bien</text:p>
          </table:table-cell>
          <table:table-cell office:value-type="string">
            <text:p>Bass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Grille_1_E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3</text:p>
          </table:table-cell>
          <table:table-cell office:value-type="string">
            <text:p>OK_049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5">
          <table:table-cell table:style-name="ce4"/>
          <table:table-cell table:style-name="ce9" office:value-type="string">
            <text:p>Ferrande</text:p>
          </table:table-cell>
          <table:table-cell table:style-name="ce9" office:value-type="string">
            <text:p>Graves de Castres</text:p>
          </table:table-cell>
          <table:table-cell table:style-name="ce9" office:value-type="string">
            <text:p>Rouge</text:p>
          </table:table-cell>
          <table:table-cell table:style-name="ce9" office:value-type="float" office:value="1983">
            <text:p>1983</text:p>
          </table:table-cell>
          <table:table-cell table:style-name="ce10" table:number-columns-repeated="2"/>
          <table:table-cell table:style-name="ce9" office:value-type="string">
            <text:p>0.00 €</text:p>
          </table:table-cell>
          <table:table-cell table:style-name="ce9" office:value-type="string">
            <text:p>50.00 €</text:p>
          </table:table-cell>
          <table:table-cell table:style-name="ce9" office:value-type="string">
            <text:p>Grille_1_E7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Commun</text:p>
          </table:table-cell>
          <table:table-cell table:style-name="ce4" table:number-columns-repeated="2"/>
          <table:table-cell table:style-name="ce4" office:value-type="string">
            <text:p>Ref_0514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Cadeau pour PAULO (40 ans)</text:p>
          </table:table-cell>
          <table:table-cell table:style-name="ce2" table:number-columns-repeated="1004"/>
          <table:table-cell table:style-name="ce20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E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E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6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E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7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8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19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0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1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2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3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4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93">
            <text:p>1993</text:p>
          </table:table-cell>
          <table:table-cell office:value-type="string">
            <text:p>Bien</text:p>
          </table:table-cell>
          <table:table-cell office:value-type="string">
            <text:p>Bas goulot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F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5</text:p>
          </table:table-cell>
          <table:table-cell office:value-type="string">
            <text:p>OK_051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F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F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7</text:p>
          </table:table-cell>
          <table:table-cell office:value-type="string">
            <text:p>OK_052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G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8</text:p>
          </table:table-cell>
          <table:table-cell office:value-type="string">
            <text:p>OK_052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G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29</text:p>
          </table:table-cell>
          <table:table-cell office:value-type="string">
            <text:p>OK_052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2008">
            <text:p>2008</text:p>
          </table:table-cell>
          <table:table-cell office:value-type="string">
            <text:p>Très bien</text:p>
          </table:table-cell>
          <table:table-cell office:value-type="string">
            <text:p>Haut goulot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G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0</text:p>
          </table:table-cell>
          <table:table-cell office:value-type="string">
            <text:p>OK_052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Graves de Castres</text:p>
          </table:table-cell>
          <table:table-cell office:value-type="string">
            <text:p>Sec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Haute épaule Etiquette déchir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G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Grille_1_G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G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3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G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4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G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5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G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6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G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7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H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8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Haute épaule, Etiquette propre, Goulot tachet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H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39</text:p>
          </table:table-cell>
          <table:table-cell office:value-type="string">
            <text:p>OK_053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0">
            <text:p>1970</text:p>
          </table:table-cell>
          <table:table-cell office:value-type="string">
            <text:p>Bien</text:p>
          </table:table-cell>
          <table:table-cell office:value-type="string">
            <text:p>Haute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H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Mis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Grille_1_H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Assez bien</text:p>
          </table:table-cell>
          <table:table-cell office:value-type="string">
            <text:p>Bass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Grille_1_H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’Arcin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Assez bien</text:p>
          </table:table-cell>
          <table:table-cell office:value-type="string">
            <text:p>Basse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Grille_1_H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3</text:p>
          </table:table-cell>
          <table:table-cell office:value-type="string">
            <text:p>OK_054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H7</text:p>
          </table:table-cell>
          <table:table-cell table:number-columns-repeated="5"/>
          <table:table-cell office:value-type="string">
            <text:p>Ref_0544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H8</text:p>
          </table:table-cell>
          <table:table-cell table:number-columns-repeated="5"/>
          <table:table-cell office:value-type="string">
            <text:p>Ref_0545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H9</text:p>
          </table:table-cell>
          <table:table-cell table:number-columns-repeated="5"/>
          <table:table-cell office:value-type="string">
            <text:p>Ref_0546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H10</text:p>
          </table:table-cell>
          <table:table-cell table:number-columns-repeated="5"/>
          <table:table-cell office:value-type="string">
            <text:p>Ref_0547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Bien</text:p>
          </table:table-cell>
          <table:table-cell office:value-type="string">
            <text:p>Basse épaule, Etiquette tacheté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I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Assez bien</text:p>
          </table:table-cell>
          <table:table-cell office:value-type="string">
            <text:p>Basse épaule, Etiquette tachetée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1_I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49</text:p>
          </table:table-cell>
          <table:table-cell office:value-type="string">
            <text:p>OK_05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Assez bien</text:p>
          </table:table-cell>
          <table:table-cell office:value-type="string">
            <text:p>Basse épaule, Etiquette tachetée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1_I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0</text:p>
          </table:table-cell>
          <table:table-cell office:value-type="string">
            <text:p>OK_05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Assez bien</text:p>
          </table:table-cell>
          <table:table-cell office:value-type="string">
            <text:p>Basse épaule, Etiquette tachetée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1_I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1</text:p>
          </table:table-cell>
          <table:table-cell office:value-type="string">
            <text:p>OK_05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1">
            <text:p>1971</text:p>
          </table:table-cell>
          <table:table-cell office:value-type="string">
            <text:p>Assez bien</text:p>
          </table:table-cell>
          <table:table-cell office:value-type="string">
            <text:p>Basse épaule, Etiquette tachetée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string">
            <text:p>50.00 €</text:p>
          </table:table-cell>
          <table:table-cell office:value-type="string">
            <text:p>Grille_1_I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2</text:p>
          </table:table-cell>
          <table:table-cell office:value-type="string">
            <text:p>OK_054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I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I7</text:p>
          </table:table-cell>
          <table:table-cell table:number-columns-repeated="5"/>
          <table:table-cell office:value-type="string">
            <text:p>Ref_0554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I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I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6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I10</text:p>
          </table:table-cell>
          <table:table-cell table:number-columns-repeated="5"/>
          <table:table-cell office:value-type="string">
            <text:p>Ref_0557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8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59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0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1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2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3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4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5</text:p>
          </table:table-cell>
          <table:table-cell office:value-type="string">
            <text:p>OK_05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Grille_1_J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reyres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Assez bien</text:p>
          </table:table-cell>
          <table:table-cell office:value-type="string">
            <text:p>Basse épaule, Etiquette déchiré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Grille_1_J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7</text:p>
          </table:table-cell>
          <table:table-cell office:value-type="string">
            <text:p>OK_056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69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0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1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2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3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4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5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6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K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7</text:p>
          </table:table-cell>
          <table:table-cell office:value-type="string">
            <text:p>OK_056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79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0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1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2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L6</text:p>
          </table:table-cell>
          <table:table-cell table:number-columns-repeated="5"/>
          <table:table-cell office:value-type="string">
            <text:p>Ref_0583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4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5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6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L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7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8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89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0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1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2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3</text:p>
          </table:table-cell>
          <table:table-cell office:value-type="string">
            <text:p>OK_057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5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6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M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7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8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599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e épaule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0</text:p>
          </table:table-cell>
          <table:table-cell office:value-type="string">
            <text:p>OK_059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office:value-type="string">
            <text:p>Mi épaule, Etiquette propre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N6</text:p>
          </table:table-cell>
          <table:table-cell table:number-columns-repeated="5"/>
          <table:table-cell office:value-type="string">
            <text:p>Ref_0603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N7</text:p>
          </table:table-cell>
          <table:table-cell table:number-columns-repeated="5"/>
          <table:table-cell office:value-type="string">
            <text:p>Ref_0604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Assez 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Assez 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6</text:p>
          </table:table-cell>
          <table:table-cell office:value-type="string">
            <text:p>OK_06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Assez 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N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7</text:p>
          </table:table-cell>
          <table:table-cell office:value-type="string">
            <text:p>OK_06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7">
            <text:p>1977</text:p>
          </table:table-cell>
          <table:table-cell office:value-type="string">
            <text:p>Assez 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8</text:p>
          </table:table-cell>
          <table:table-cell office:value-type="string">
            <text:p>OK_060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0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0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1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2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O6</text:p>
          </table:table-cell>
          <table:table-cell table:number-columns-repeated="5"/>
          <table:table-cell office:value-type="string">
            <text:p>Ref_0613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4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5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6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O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7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float" office:value="1974">
            <text:p>1974</text:p>
          </table:table-cell>
          <table:table-cell office:value-type="string">
            <text:p>Bien</text:p>
          </table:table-cell>
          <table:table-cell office:value-type="string">
            <text:p>Haute épaule Etiquette tachetée, Goulot abimé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18</text:p>
          </table:table-cell>
          <table:table-cell office:value-type="string">
            <text:p>OK_06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P2</text:p>
          </table:table-cell>
          <table:table-cell table:number-columns-repeated="5"/>
          <table:table-cell office:value-type="string">
            <text:p>Ref_0619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usquet</text:p>
          </table:table-cell>
          <table:table-cell office:value-type="string">
            <text:p>Côtes de Bourg</text:p>
          </table:table-cell>
          <table:table-cell office:value-type="string">
            <text:p>Rouge</text:p>
          </table:table-cell>
          <table:table-cell office:value-type="string">
            <text:p>Sans date</text:p>
          </table:table-cell>
          <table:table-cell table:number-columns-repeated="2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5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6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P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7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Q1</text:p>
          </table:table-cell>
          <table:table-cell table:number-columns-repeated="5"/>
          <table:table-cell office:value-type="string">
            <text:p>Ref_0628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29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0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1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5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2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3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4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5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6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Q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7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8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39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0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1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R5</text:p>
          </table:table-cell>
          <table:table-cell table:number-columns-repeated="5"/>
          <table:table-cell office:value-type="string">
            <text:p>Ref_0642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3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R7</text:p>
          </table:table-cell>
          <table:table-cell table:number-columns-repeated="5"/>
          <table:table-cell office:value-type="string">
            <text:p>Ref_0644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R8</text:p>
          </table:table-cell>
          <table:table-cell table:number-columns-repeated="5"/>
          <table:table-cell office:value-type="string">
            <text:p>Ref_0645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6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R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7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Prignac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48</text:p>
          </table:table-cell>
          <table:table-cell office:value-type="string">
            <text:p>OK_062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3" table:number-columns-repeated="2"/>
          <table:table-cell office:value-type="string">
            <text:p>Grille_1_S2</text:p>
          </table:table-cell>
          <table:table-cell table:number-columns-repeated="5"/>
          <table:table-cell office:value-type="string">
            <text:p>Ref_0649</text:p>
          </table:table-cell>
          <table:table-cell/>
          <table:table-cell office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6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0</text:p>
          </table:table-cell>
          <table:table-cell office:value-type="string">
            <text:p>OK_066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1</text:p>
          </table:table-cell>
          <table:table-cell office:value-type="string">
            <text:p>OK_066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2</text:p>
          </table:table-cell>
          <table:table-cell office:value-type="string">
            <text:p>OK_066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3</text:p>
          </table:table-cell>
          <table:table-cell office:value-type="string">
            <text:p>OK_066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office:value-type="string">
            <text:p>Haut épaule, Etiquette tacheté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S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4</text:p>
          </table:table-cell>
          <table:table-cell office:value-type="string">
            <text:p>OK_066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Bien</text:p>
          </table:table-cell>
          <table:table-cell office:value-type="string">
            <text:p>Haut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Grille_1_T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Bien</text:p>
          </table:table-cell>
          <table:table-cell office:value-type="string">
            <text:p>Mi épaule, Etiquette propre, 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Grille_1_T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6</text:p>
          </table:table-cell>
          <table:table-cell office:value-type="string">
            <text:p>OK_065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7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8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rquise de Lalande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99">
            <text:p>1999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5">
            <text:p>25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59</text:p>
          </table:table-cell>
          <table:table-cell office:value-type="string">
            <text:p>OK_018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erselan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erselan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1</text:p>
          </table:table-cell>
          <table:table-cell office:value-type="string">
            <text:p>OK_066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erselan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97">
            <text:p>199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2</text:p>
          </table:table-cell>
          <table:table-cell office:value-type="string">
            <text:p>OK_066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De Mon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2007">
            <text:p>200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20">
            <text:p>120,00 €</text:p>
          </table:table-cell>
          <table:table-cell table:style-name="ce13" office:value-type="currency" office:currency="EUR" office:value="250">
            <text:p>250,00 €</text:p>
          </table:table-cell>
          <table:table-cell office:value-type="string">
            <text:p>Caisse</text:p>
          </table:table-cell>
          <table:table-cell/>
          <table:table-cell office:value-type="string">
            <text:p>Double Magnum (3 l)</text:p>
          </table:table-cell>
          <table:table-cell table:number-columns-repeated="3"/>
          <table:table-cell office:value-type="string">
            <text:p>Ref_066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barde</text:p>
          </table:table-cell>
          <table:table-cell office:value-type="string">
            <text:p>Haut-Médoc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40">
            <text:p>4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oite carton 1</text:p>
          </table:table-cell>
          <table:table-cell/>
          <table:table-cell office:value-type="string">
            <text:p>Magnum (1,5 l)</text:p>
          </table:table-cell>
          <table:table-cell table:number-columns-repeated="3"/>
          <table:table-cell office:value-type="string">
            <text:p>Ref_066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Des Tours</text:p>
          </table:table-cell>
          <table:table-cell office:value-type="string">
            <text:p>Montagne 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 office:value-type="string">
            <text:p>Bas goulot,</text:p>
            <text:p>Etiquette déchir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00">
            <text:p>300,00 €</text:p>
          </table:table-cell>
          <table:table-cell office:value-type="string">
            <text:p>Frigo C3-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Des Tours</text:p>
          </table:table-cell>
          <table:table-cell office:value-type="string">
            <text:p>Montagne St Emilion</text:p>
          </table:table-cell>
          <table:table-cell office:value-type="string">
            <text:p>Rouge</text:p>
          </table:table-cell>
          <table:table-cell office:value-type="float" office:value="1958">
            <text:p>1958</text:p>
          </table:table-cell>
          <table:table-cell office:value-type="string">
            <text:p>Assez bien</text:p>
          </table:table-cell>
          <table:table-cell table:style-name="ce7" office:value-type="string">
            <text:p>Haute épaule</text:p>
            <text:p>Etiquette déchir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200">
            <text:p>200,00 €</text:p>
          </table:table-cell>
          <table:table-cell office:value-type="string">
            <text:p>Frigo D3-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6</text:p>
          </table:table-cell>
          <table:table-cell office:value-type="string">
            <text:p>OK_0665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La Tour Canon</text:p>
          </table:table-cell>
          <table:table-cell office:value-type="string">
            <text:p>Lalande de Pomerol</text:p>
          </table:table-cell>
          <table:table-cell office:value-type="string">
            <text:p>Rouge</text:p>
          </table:table-cell>
          <table:table-cell office:value-type="float" office:value="1962">
            <text:p>1962</text:p>
          </table:table-cell>
          <table:table-cell office:value-type="string">
            <text:p>Assez bien</text:p>
          </table:table-cell>
          <table:table-cell table:style-name="ce7" office:value-type="string">
            <text:p>Haute épaule,</text:p>
            <text:p>Etiquette déchirée,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Frigo D8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7</text:p>
          </table:table-cell>
          <table:table-cell office:value-type="string">
            <text:p>OK_001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ron de Lestac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Bas de frigo</text:p>
          </table:table-cell>
          <table:table-cell office:value-type="string">
            <text:p>Rare</text:p>
          </table:table-cell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Jurat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0">
            <text:p>198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35">
            <text:p>35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66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Pontet Canet</text:p>
          </table:table-cell>
          <table:table-cell office:value-type="string">
            <text:p>Pauillac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 office:value-type="string">
            <text:p>Haut goulot,</text:p>
            <text:p>Etiquette propre,</text:p>
            <text:p>Goulot propre</text:p>
          </table:table-cell>
          <table:table-cell table:style-name="ce13" office:value-type="currency" office:currency="EUR" office:value="120">
            <text:p>120,00 €</text:p>
          </table:table-cell>
          <table:table-cell table:style-name="ce13" office:value-type="currency" office:currency="EUR" office:value="250">
            <text:p>250,00 €</text:p>
          </table:table-cell>
          <table:table-cell office:value-type="string">
            <text:p>Frigo F3-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u de Rondillon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72">
            <text:p>197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u de Rondillon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72">
            <text:p>197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2</text:p>
          </table:table-cell>
          <table:table-cell office:value-type="string">
            <text:p>OK_067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u de Rondillon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72">
            <text:p>1972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3</text:p>
          </table:table-cell>
          <table:table-cell office:value-type="string">
            <text:p>OK_067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0">
            <text:p>1980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déchirée,</text:p>
            <text:p>Goulot propre</text:p>
          </table:table-cell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ausan Segla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ucaillou</text:p>
          </table:table-cell>
          <table:table-cell office:value-type="string">
            <text:p>Moulis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5">
            <text:p>35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tachetée,</text:p>
            <text:p>Goulot propre</text:p>
          </table:table-cell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8</text:p>
          </table:table-cell>
          <table:table-cell office:value-type="string">
            <text:p>OK_067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79</text:p>
          </table:table-cell>
          <table:table-cell office:value-type="string">
            <text:p>OK_067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0</text:p>
          </table:table-cell>
          <table:table-cell office:value-type="string">
            <text:p>OK_067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umaud</text:p>
          </table:table-cell>
          <table:table-cell office:value-type="string">
            <text:p>Loupiac</text:p>
          </table:table-cell>
          <table:table-cell office:value-type="string">
            <text:p>Liquoreux</text:p>
          </table:table-cell>
          <table:table-cell office:value-type="float" office:value="1986">
            <text:p>198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1</text:p>
          </table:table-cell>
          <table:table-cell office:value-type="string">
            <text:p>OK_0677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4" office:value-type="string">
            <text:p>Roumaud</text:p>
          </table:table-cell>
          <table:table-cell table:style-name="ce4" office:value-type="string">
            <text:p>Loupiac</text:p>
          </table:table-cell>
          <table:table-cell table:style-name="ce4" office:value-type="string">
            <text:p>Liquoreux</text:p>
          </table:table-cell>
          <table:table-cell table:style-name="ce4" office:value-type="float" office:value="1986">
            <text:p>1986</text:p>
          </table:table-cell>
          <table:table-cell table:style-name="ce4" office:value-type="string">
            <text:p>Bien</text:p>
          </table:table-cell>
          <table:table-cell table:style-name="ce11"/>
          <table:table-cell table:style-name="ce14" office:value-type="currency" office:currency="EUR" office:value="8">
            <text:p>8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isse 1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Sylvain</text:p>
          </table:table-cell>
          <table:table-cell table:style-name="ce18" office:value-type="date" office:date-value="2022-10-13">
            <text:p>13/10/22</text:p>
          </table:table-cell>
          <table:table-cell table:style-name="ce11"/>
          <table:table-cell table:style-name="ce4" office:value-type="string">
            <text:p>Ref_0682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bu</text:p>
          </table:table-cell>
          <table:table-cell table:style-name="ce2" table:number-columns-repeated="1005"/>
        </table:table-row>
        <table:table-row table:style-name="ro3">
          <table:table-cell/>
          <table:table-cell office:value-type="string">
            <text:p>Laro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75">
            <text:p>1975</text:p>
          </table:table-cell>
          <table:table-cell office:value-type="string">
            <text:p>Bien</text:p>
          </table:table-cell>
          <table:table-cell table:style-name="ce7" office:value-type="string">
            <text:p>Haute épaule,</text:p>
            <text:p>Etiquette propre,</text:p>
            <text:p>Goulot propre</text:p>
          </table:table-cell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90">
            <text:p>90,00 €</text:p>
          </table:table-cell>
          <table:table-cell office:value-type="string">
            <text:p>Boite bois 3</text:p>
          </table:table-cell>
          <table:table-cell/>
          <table:table-cell office:value-type="string">
            <text:p>Magnum (1,5 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aint Amand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85">
            <text:p>1985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isse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eauregard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81">
            <text:p>1981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5">
            <text:p>15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maine du Saureau</text:p>
          </table:table-cell>
          <table:table-cell office:value-type="string">
            <text:p>1ère Côtes de Bordeaux</text:p>
          </table:table-cell>
          <table:table-cell office:value-type="string">
            <text:p>Liquoreux</text:p>
          </table:table-cell>
          <table:table-cell office:value-type="float" office:value="1967">
            <text:p>196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0">
            <text:p>1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0-13">
            <text:p>13/10/22</text:p>
          </table:table-cell>
          <table:table-cell table:style-name="ce7"/>
          <table:table-cell office:value-type="string">
            <text:p>Ref_068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4" office:value-type="string">
            <text:p>Du Mont</text:p>
          </table:table-cell>
          <table:table-cell table:style-name="ce4" office:value-type="string">
            <text:p>St Croix Du Mont</text:p>
          </table:table-cell>
          <table:table-cell table:style-name="ce4" office:value-type="string">
            <text:p>Liquoreux</text:p>
          </table:table-cell>
          <table:table-cell table:style-name="ce4" office:value-type="float" office:value="1975">
            <text:p>1975</text:p>
          </table:table-cell>
          <table:table-cell table:style-name="ce4" office:value-type="string">
            <text:p>Très bien</text:p>
          </table:table-cell>
          <table:table-cell table:style-name="ce11"/>
          <table:table-cell table:style-name="ce14" office:value-type="currency" office:currency="EUR" office:value="10">
            <text:p>10,00 €</text:p>
          </table:table-cell>
          <table:table-cell table:style-name="ce14" office:value-type="currency" office:currency="EUR" office:value="40">
            <text:p>40,00 €</text:p>
          </table:table-cell>
          <table:table-cell table:style-name="ce4" office:value-type="string">
            <text:p>Cartons</text:p>
          </table:table-cell>
          <table:table-cell table:style-name="ce4"/>
          <table:table-cell table:style-name="ce4" office:value-type="string">
            <text:p>Bouteille (75 cl)</text:p>
          </table:table-cell>
          <table:table-cell table:style-name="ce4" office:value-type="string">
            <text:p>Sylvain</text:p>
          </table:table-cell>
          <table:table-cell table:style-name="ce18" office:value-type="date" office:date-value="2022-10-13">
            <text:p>13/10/22</text:p>
          </table:table-cell>
          <table:table-cell table:style-name="ce11"/>
          <table:table-cell table:style-name="ce4" office:value-type="string">
            <text:p>Ref_0687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 office:value-type="string">
            <text:p>bu</text:p>
          </table:table-cell>
          <table:table-cell table:style-name="ce2" table:number-columns-repeated="1005"/>
        </table:table-row>
        <table:table-row table:style-name="ro3">
          <table:table-cell/>
          <table:table-cell office:value-type="string">
            <text:p>Bastor Lamontagne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2007">
            <text:p>200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3">
            <text:p>2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s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 office:value-type="string">
            <text:p>Salle des ventes</text:p>
            <text:p>BISCARDIEU BORDEAUX</text:p>
          </table:table-cell>
          <table:table-cell office:value-type="string">
            <text:p>Ref_068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idonnet Laffitte</text:p>
          </table:table-cell>
          <table:table-cell office:value-type="string">
            <text:p>St Croix Du Mont</text:p>
          </table:table-cell>
          <table:table-cell office:value-type="string">
            <text:p>Liquoreux</text:p>
          </table:table-cell>
          <table:table-cell office:value-type="float" office:value="1988">
            <text:p>1988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5">
            <text:p>15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8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idonnet Laffitte</text:p>
          </table:table-cell>
          <table:table-cell office:value-type="string">
            <text:p>St Croix Du Mont</text:p>
          </table:table-cell>
          <table:table-cell office:value-type="string">
            <text:p>Liquoreux</text:p>
          </table:table-cell>
          <table:table-cell office:value-type="float" office:value="1997">
            <text:p>199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5">
            <text:p>15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0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idonnet Laffitte</text:p>
          </table:table-cell>
          <table:table-cell office:value-type="string">
            <text:p>St Croix Du Mont</text:p>
          </table:table-cell>
          <table:table-cell office:value-type="string">
            <text:p>Liquoreux</text:p>
          </table:table-cell>
          <table:table-cell office:value-type="float" office:value="1998">
            <text:p>1998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15">
            <text:p>15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albot</text:p>
          </table:table-cell>
          <table:table-cell office:value-type="string">
            <text:p>St Julien</text:p>
          </table:table-cell>
          <table:table-cell office:value-type="string">
            <text:p>Rouge</text:p>
          </table:table-cell>
          <table:table-cell office:value-type="float" office:value="1976">
            <text:p>1976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40">
            <text:p>40,00 €</text:p>
          </table:table-cell>
          <table:table-cell table:style-name="ce13" office:value-type="currency" office:currency="EUR" office:value="90">
            <text:p>90,00 €</text:p>
          </table:table-cell>
          <table:table-cell office:value-type="string">
            <text:p>Bas de frigo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2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roqu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82">
            <text:p>1982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5">
            <text:p>35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Carton 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arbonnieux</text:p>
          </table:table-cell>
          <table:table-cell office:value-type="string">
            <text:p>Pessac-Leognan</text:p>
          </table:table-cell>
          <table:table-cell office:value-type="string">
            <text:p>Sec</text:p>
          </table:table-cell>
          <table:table-cell office:value-type="float" office:value="2004">
            <text:p>200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3">
            <text:p>2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rton 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los du Pape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4">
            <text:p>199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3">
            <text:p>23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rton 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du pi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Carton 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6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du pi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Carton 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7</text:p>
          </table:table-cell>
          <table:table-cell office:value-type="string">
            <text:p>OK_069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 tour du pin Figeac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4">
            <text:p>1994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Carton 4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8</text:p>
          </table:table-cell>
          <table:table-cell office:value-type="string">
            <text:p>OK_0696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adition des Colombiers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69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adition des Colombiers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0</text:p>
          </table:table-cell>
          <table:table-cell office:value-type="string">
            <text:p>OK_069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adition des Colombiers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1</text:p>
          </table:table-cell>
          <table:table-cell office:value-type="string">
            <text:p>OK_069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adition des Colombiers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2</text:p>
          </table:table-cell>
          <table:table-cell office:value-type="string">
            <text:p>OK_069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radition des Colombiers</text:p>
          </table:table-cell>
          <table:table-cell office:value-type="string">
            <text:p>Médoc</text:p>
          </table:table-cell>
          <table:table-cell office:value-type="string">
            <text:p>Rouge</text:p>
          </table:table-cell>
          <table:table-cell office:value-type="float" office:value="1990">
            <text:p>1990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8">
            <text:p>8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3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Haire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0">
            <text:p>199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rton 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Haire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0">
            <text:p>199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rton 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5</text:p>
          </table:table-cell>
          <table:table-cell office:value-type="string">
            <text:p>OK_070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u Haire</text:p>
          </table:table-cell>
          <table:table-cell office:value-type="string">
            <text:p>Sauternes</text:p>
          </table:table-cell>
          <table:table-cell office:value-type="string">
            <text:p>Liquoreux</text:p>
          </table:table-cell>
          <table:table-cell office:value-type="float" office:value="1990">
            <text:p>199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40">
            <text:p>40,00 €</text:p>
          </table:table-cell>
          <table:table-cell office:value-type="string">
            <text:p>Carton 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6</text:p>
          </table:table-cell>
          <table:table-cell office:value-type="string">
            <text:p>OK_0704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ichel Lynch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  <table:table-cell office:value-type="float" office:value="1998">
            <text:p>1998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7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s Ormes de Pez</text:p>
          </table:table-cell>
          <table:table-cell office:value-type="string">
            <text:p>St Estèphe</text:p>
          </table:table-cell>
          <table:table-cell office:value-type="string">
            <text:p>Rouge</text:p>
          </table:table-cell>
          <table:table-cell office:value-type="float" office:value="1987">
            <text:p>1987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20">
            <text:p>20,00 €</text:p>
          </table:table-cell>
          <table:table-cell table:style-name="ce13" office:value-type="currency" office:currency="EUR" office:value="80">
            <text:p>80,00 €</text:p>
          </table:table-cell>
          <table:table-cell office:value-type="string">
            <text:p>Carton 2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8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rbuzet</text:p>
          </table:table-cell>
          <table:table-cell office:value-type="string">
            <text:p>St Estèphe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3">
            <text:p>3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09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rbuzet</text:p>
          </table:table-cell>
          <table:table-cell office:value-type="string">
            <text:p>St Estèphe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3">
            <text:p>3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0</text:p>
          </table:table-cell>
          <table:table-cell office:value-type="string">
            <text:p>OK_0709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ucaillou</text:p>
          </table:table-cell>
          <table:table-cell office:value-type="string">
            <text:p>Moulis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3">
            <text:p>33,00 €</text:p>
          </table:table-cell>
          <table:table-cell table:style-name="ce13" office:value-type="currency" office:currency="EUR" office:value="60">
            <text:p>60,00 €</text:p>
          </table:table-cell>
          <table:table-cell office:value-type="string">
            <text:p>Carton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ucaillou</text:p>
          </table:table-cell>
          <table:table-cell office:value-type="string">
            <text:p>Moulis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Bien</text:p>
          </table:table-cell>
          <table:table-cell table:style-name="ce7"/>
          <table:table-cell table:style-name="ce13" office:value-type="currency" office:currency="EUR" office:value="33">
            <text:p>33,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2</text:p>
          </table:table-cell>
          <table:table-cell office:value-type="string">
            <text:p>OK_071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Phélan Ségur</text:p>
          </table:table-cell>
          <table:table-cell office:value-type="string">
            <text:p>St Estèphe</text:p>
          </table:table-cell>
          <table:table-cell office:value-type="string">
            <text:p>Rouge</text:p>
          </table:table-cell>
          <table:table-cell office:value-type="float" office:value="1972">
            <text:p>1972</text:p>
          </table:table-cell>
          <table:table-cell office:value-type="string">
            <text:p>Bien</text:p>
          </table:table-cell>
          <table:table-cell table:style-name="ce7" office:value-type="string">
            <text:p>Bas goulot,</text:p>
            <text:p>Etiquette salle,</text:p>
            <text:p>Goulot propre</text:p>
          </table:table-cell>
          <table:table-cell table:style-name="ce13" office:value-type="currency" office:currency="EUR" office:value="25">
            <text:p>25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Bas de frigo</text:p>
          </table:table-cell>
          <table:table-cell office:value-type="string">
            <text:p>Millésime</text:p>
          </table:table-cell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3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hevalier de Lascombes</text:p>
          </table:table-cell>
          <table:table-cell office:value-type="string">
            <text:p>Margaux</text:p>
          </table:table-cell>
          <table:table-cell office:value-type="string">
            <text:p>Rouge</text:p>
          </table:table-cell>
          <table:table-cell office:value-type="float" office:value="2000">
            <text:p>2000</text:p>
          </table:table-cell>
          <table:table-cell office:value-type="string">
            <text:p>Très bien</text:p>
          </table:table-cell>
          <table:table-cell table:style-name="ce7"/>
          <table:table-cell table:style-name="ce13" office:value-type="currency" office:currency="EUR" office:value="33">
            <text:p>33,00 €</text:p>
          </table:table-cell>
          <table:table-cell table:style-name="ce13" office:value-type="currency" office:currency="EUR" office:value="70">
            <text:p>70,00 €</text:p>
          </table:table-cell>
          <table:table-cell office:value-type="string">
            <text:p>Carton 1</text:p>
          </table:table-cell>
          <table:table-cell/>
          <table:table-cell office:value-type="string">
            <text:p>Bouteille (75 c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Fombrauge</text:p>
          </table:table-cell>
          <table:table-cell office:value-type="string">
            <text:p>St Emilion</text:p>
          </table:table-cell>
          <table:table-cell office:value-type="string">
            <text:p>Rouge</text:p>
          </table:table-cell>
          <table:table-cell office:value-type="float" office:value="1992">
            <text:p>1992</text:p>
          </table:table-cell>
          <table:table-cell office:value-type="string">
            <text:p>Bien</text:p>
          </table:table-cell>
          <table:table-cell table:style-name="ce7" office:value-type="string">
            <text:p>Bon niveau,</text:p>
            <text:p>Etiquette salle,</text:p>
            <text:p>Goulot propre</text:p>
          </table:table-cell>
          <table:table-cell table:style-name="ce13" office:value-type="currency" office:currency="EUR" office:value="35">
            <text:p>35,00 €</text:p>
          </table:table-cell>
          <table:table-cell table:style-name="ce13" office:value-type="currency" office:currency="EUR" office:value="350">
            <text:p>350,00 €</text:p>
          </table:table-cell>
          <table:table-cell office:value-type="string">
            <text:p>Boite bois</text:p>
          </table:table-cell>
          <table:table-cell office:value-type="string">
            <text:p>Boite d’origine</text:p>
          </table:table-cell>
          <table:table-cell office:value-type="string">
            <text:p>Magnum (1,5 l)</text:p>
          </table:table-cell>
          <table:table-cell office:value-type="string">
            <text:p>Sylvain</text:p>
          </table:table-cell>
          <table:table-cell table:style-name="ce17" office:value-type="date" office:date-value="2022-12-02">
            <text:p>02/12/22</text:p>
          </table:table-cell>
          <table:table-cell table:style-name="ce7"/>
          <table:table-cell office:value-type="string">
            <text:p>Ref_0715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Chevalier d’Ars</text:p>
          </table:table-cell>
          <table:table-cell office:value-type="string">
            <text:p>Arcins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 office:value-type="string">
            <text:p>Très basse épaule,</text:p>
            <text:p>Etiquette tachetée</text:p>
            <text:p>Sans goulot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G1-3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16</text:p>
          </table:table-cell>
          <table:table-cell office:value-type="string">
            <text:p>OK_02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Chevalier d’Ars</text:p>
          </table:table-cell>
          <table:table-cell office:value-type="string">
            <text:p>Arcins</text:p>
          </table:table-cell>
          <table:table-cell office:value-type="string">
            <text:p>Rouge</text:p>
          </table:table-cell>
          <table:table-cell office:value-type="float" office:value="1966">
            <text:p>1966</text:p>
          </table:table-cell>
          <table:table-cell office:value-type="string">
            <text:p>Assez bien</text:p>
          </table:table-cell>
          <table:table-cell table:style-name="ce7" office:value-type="string">
            <text:p>Très basse épaule,</text:p>
            <text:p>Etiquette tachetée</text:p>
            <text:p>Goulot propre</text:p>
          </table:table-cell>
          <table:table-cell table:style-name="ce13" office:value-type="currency" office:currency="EUR" office:value="0">
            <text:p>0,00 €</text:p>
          </table:table-cell>
          <table:table-cell table:style-name="ce13" office:value-type="currency" office:currency="EUR" office:value="100">
            <text:p>100,00 €</text:p>
          </table:table-cell>
          <table:table-cell office:value-type="string">
            <text:p>Frigo G1-4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17</text:p>
          </table:table-cell>
          <table:table-cell office:value-type="string">
            <text:p>OK_0272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De Goëlanne</text:p>
          </table:table-cell>
          <table:table-cell office:value-type="string">
            <text:p>Bordeaux Supérieur</text:p>
          </table:table-cell>
          <table:table-cell office:value-type="string">
            <text:p>Rouge</text:p>
          </table:table-cell>
          <table:table-cell table:style-name="ce5" office:value-type="float" office:value="2005">
            <text:p>2005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20">
            <text:p>20,00 €</text:p>
          </table:table-cell>
          <table:table-cell office:value-type="string">
            <text:p>Carton 5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18</text:p>
          </table:table-cell>
          <table:table-cell table:style-name="ce5" office:value-type="string">
            <text:p>OK_main</text:p>
          </table:table-cell>
          <table:table-cell office:value-type="string">
            <text:p>Oui</text:p>
          </table:table-cell>
          <table:table-cell table:number-columns-repeated="1005"/>
          <table:table-cell table:style-name="ce5"/>
        </table:table-row>
        <table:table-row table:style-name="ro1">
          <table:table-cell table:style-name="ce5"/>
          <table:table-cell table:style-name="ce5" office:value-type="string">
            <text:p>Tour Prignac</text:p>
          </table:table-cell>
          <table:table-cell table:style-name="ce5" office:value-type="string">
            <text:p>Médoc</text:p>
          </table:table-cell>
          <table:table-cell table:style-name="ce5" office:value-type="string">
            <text:p>Rouge</text:p>
          </table:table-cell>
          <table:table-cell table:style-name="ce5" office:value-type="float" office:value="2003">
            <text:p>2003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2" office:value-type="currency" office:currency="EUR" office:value="20">
            <text:p>20,00 €</text:p>
          </table:table-cell>
          <table:table-cell office:value-type="string">
            <text:p>Carton 5</text:p>
          </table:table-cell>
          <table:table-cell table:style-name="ce5"/>
          <table:table-cell table:style-name="ce5" office:value-type="string">
            <text:p>Bouteille (75 cl)</text:p>
          </table:table-cell>
          <table:table-cell table:style-name="ce5" office:value-type="string">
            <text:p>Commun</text:p>
          </table:table-cell>
          <table:table-cell table:style-name="ce5" table:number-columns-repeated="2"/>
          <table:table-cell table:style-name="ce5" office:value-type="string">
            <text:p>Ref_0719</text:p>
          </table:table-cell>
          <table:table-cell table:style-name="ce5" office:value-type="string">
            <text:p>OK_main</text:p>
          </table:table-cell>
          <table:table-cell table:style-name="ce5" office:value-type="string">
            <text:p>Oui</text:p>
          </table:table-cell>
          <table:table-cell table:style-name="ce5" table:number-columns-repeated="1006"/>
        </table:table-row>
        <table:table-row table:style-name="ro1">
          <table:table-cell table:style-name="ce5"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2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table:style-name="ce5" office:value-type="string">
            <text:p>Bouteille (75 cl)</text:p>
          </table:table-cell>
          <table:table-cell table:style-name="ce5" office:value-type="string">
            <text:p>Commun</text:p>
          </table:table-cell>
          <table:table-cell table:style-name="ce5" table:number-columns-repeated="2"/>
          <table:table-cell table:style-name="ce5" office:value-type="string">
            <text:p>Ref_0720</text:p>
          </table:table-cell>
          <table:table-cell table:style-name="ce5" office:value-type="string">
            <text:p>OK_main</text:p>
          </table:table-cell>
          <table:table-cell table:style-name="ce5" office:value-type="string">
            <text:p>Oui</text:p>
          </table:table-cell>
          <table:table-cell table:style-name="ce5"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1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2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3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4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5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6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7</text:p>
          </table:table-cell>
          <table:table-cell table:style-name="ce5" office:value-type="string">
            <text:p>OK_0720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1993">
            <text:p>1993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8</text:p>
          </table:table-cell>
          <table:table-cell table:style-name="ce5"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1993">
            <text:p>1993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29</text:p>
          </table:table-cell>
          <table:table-cell table:style-name="ce5" office:value-type="string">
            <text:p>OK_072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Baron de Lestac</text:p>
          </table:table-cell>
          <table:table-cell table:style-name="ce5" office:value-type="string">
            <text:p>Bordeaux</text:p>
          </table:table-cell>
          <table:table-cell table:style-name="ce5" office:value-type="string">
            <text:p>Rouge</text:p>
          </table:table-cell>
          <table:table-cell table:style-name="ce5" office:value-type="float" office:value="1993">
            <text:p>1993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30">
            <text:p>30,00 €</text:p>
          </table:table-cell>
          <table:table-cell office:value-type="string">
            <text:p>Carton 10</text:p>
          </table:table-cell>
          <table:table-cell table:style-name="ce5"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style-name="ce5" table:number-columns-repeated="2"/>
          <table:table-cell office:value-type="string">
            <text:p>Ref_0730</text:p>
          </table:table-cell>
          <table:table-cell table:style-name="ce5" office:value-type="string">
            <text:p>OK_0728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lau</text:p>
          </table:table-cell>
          <table:table-cell office:value-type="string">
            <text:p>Graves de Vayres</text:p>
          </table:table-cell>
          <table:table-cell table:style-name="ce5" office:value-type="string">
            <text:p>Rouge</text:p>
          </table:table-cell>
          <table:table-cell office:value-type="float" office:value="2019">
            <text:p>2019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1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1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lau</text:p>
          </table:table-cell>
          <table:table-cell office:value-type="string">
            <text:p>Graves de Vayres</text:p>
          </table:table-cell>
          <table:table-cell table:style-name="ce5" office:value-type="string">
            <text:p>Rouge</text:p>
          </table:table-cell>
          <table:table-cell office:value-type="float" office:value="2019">
            <text:p>2019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1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2</text:p>
          </table:table-cell>
          <table:table-cell office:value-type="string">
            <text:p>OK_07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 lau</text:p>
          </table:table-cell>
          <table:table-cell office:value-type="string">
            <text:p>Graves de Vayres</text:p>
          </table:table-cell>
          <table:table-cell table:style-name="ce5" office:value-type="string">
            <text:p>Rouge</text:p>
          </table:table-cell>
          <table:table-cell office:value-type="float" office:value="2019">
            <text:p>2019</text:p>
          </table:table-cell>
          <table:table-cell table:style-name="ce5"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Carton 11</text:p>
          </table:table-cell>
          <table:table-cell/>
          <table:table-cell office:value-type="string">
            <text:p>Magnum (1,5 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3</text:p>
          </table:table-cell>
          <table:table-cell office:value-type="string">
            <text:p>OK_07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c Grand Antoine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  <table:table-cell office:value-type="float" office:value="2020">
            <text:p>2020</text:p>
          </table:table-cell>
          <table:table-cell office:value-type="string">
            <text:p>Très bien</text:p>
          </table:table-cell>
          <table:table-cell table:style-name="ce7"/>
          <table:table-cell table:style-name="ce5" office:value-type="string">
            <text:p>0.00 €</text:p>
          </table:table-cell>
          <table:table-cell table:style-name="ce13" office:value-type="currency" office:currency="EUR" office:value="50">
            <text:p>50,00 €</text:p>
          </table:table-cell>
          <table:table-cell office:value-type="string">
            <text:p>Boite carton 2</text:p>
          </table:table-cell>
          <table:table-cell/>
          <table:table-cell office:value-type="string">
            <text:p>Magnum (1,5 l)</text:p>
          </table:table-cell>
          <table:table-cell table:number-columns-repeated="3"/>
          <table:table-cell office:value-type="string">
            <text:p>Ref_0734</text:p>
          </table:table-cell>
          <table:table-cell office:value-type="string">
            <text:p>OK_main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Bordeaux</text:p>
          </table:table-cell>
          <table:table-cell office:value-type="string">
            <text:p>Sec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/>
          <table:table-cell office:value-type="string">
            <text:p>0.00 €</text:p>
          </table:table-cell>
          <table:table-cell office:value-type="string">
            <text:p>50.00 €</text:p>
          </table:table-cell>
          <table:table-cell office:value-type="string">
            <text:p>Grille_1_A7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5</text:p>
          </table:table-cell>
          <table:table-cell office:value-type="string">
            <text:p>OK_05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Bordeaux</text:p>
          </table:table-cell>
          <table:table-cell office:value-type="string">
            <text:p>Sec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/>
          <table:table-cell office:value-type="string">
            <text:p>0.00 €</text:p>
          </table:table-cell>
          <table:table-cell office:value-type="string">
            <text:p>50.00 €</text:p>
          </table:table-cell>
          <table:table-cell office:value-type="string">
            <text:p>Grille_1_A8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6</text:p>
          </table:table-cell>
          <table:table-cell office:value-type="string">
            <text:p>OK_05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Bordeaux</text:p>
          </table:table-cell>
          <table:table-cell office:value-type="string">
            <text:p>Sec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/>
          <table:table-cell office:value-type="string">
            <text:p>0.00 €</text:p>
          </table:table-cell>
          <table:table-cell office:value-type="string">
            <text:p>50.00 €</text:p>
          </table:table-cell>
          <table:table-cell office:value-type="string">
            <text:p>Grille_1_A9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7</text:p>
          </table:table-cell>
          <table:table-cell office:value-type="string">
            <text:p>OK_05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errande</text:p>
          </table:table-cell>
          <table:table-cell office:value-type="string">
            <text:p>Bordeaux</text:p>
          </table:table-cell>
          <table:table-cell office:value-type="string">
            <text:p>Sec</text:p>
          </table:table-cell>
          <table:table-cell office:value-type="float" office:value="1979">
            <text:p>1979</text:p>
          </table:table-cell>
          <table:table-cell office:value-type="string">
            <text:p>Bien</text:p>
          </table:table-cell>
          <table:table-cell table:style-name="ce7"/>
          <table:table-cell office:value-type="string">
            <text:p>0.00 €</text:p>
          </table:table-cell>
          <table:table-cell office:value-type="string">
            <text:p>50.00 €</text:p>
          </table:table-cell>
          <table:table-cell office:value-type="string">
            <text:p>Grille_1_A10</text:p>
          </table:table-cell>
          <table:table-cell/>
          <table:table-cell office:value-type="string">
            <text:p>Bouteille (75 cl)</text:p>
          </table:table-cell>
          <table:table-cell office:value-type="string">
            <text:p>Commun</text:p>
          </table:table-cell>
          <table:table-cell table:number-columns-repeated="2"/>
          <table:table-cell office:value-type="string">
            <text:p>Ref_0738</text:p>
          </table:table-cell>
          <table:table-cell office:value-type="string">
            <text:p>OK_0531</text:p>
          </table:table-cell>
          <table:table-cell office:value-type="string">
            <text:p>oui</text:p>
          </table:table-cell>
          <table:table-cell table:number-columns-repeated="1006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Feuille1.$A$1" table:cell-range-address="$Feuille1.$B$2:.$R$740"/>
          <table:named-range table:name="_xlnm._FilterDatabase_0_0" table:base-cell-address="$Feuille1.$A$1" table:cell-range-address="$Feuille1.$B$2:.$R$736"/>
          <table:named-range table:name="_xlnm._FilterDatabase_0_0_0" table:base-cell-address="$Feuille1.$A$1" table:cell-range-address="$Feuille1.$B$2:.$Q$722"/>
          <table:named-range table:name="_xlnm._FilterDatabase_0_0_0_0" table:base-cell-address="$Feuille1.$A$1" table:cell-range-address="$Feuille1.$B$2:.$R$720"/>
          <table:named-range table:name="_xlnm._FilterDatabase_0_0_0_0_0" table:base-cell-address="$Feuille1.$A$1" table:cell-range-address="$Feuille1.$B$2:.$Q$719"/>
          <table:named-range table:name="_xlnm._FilterDatabase_0_0_0_0_0_0" table:base-cell-address="$Feuille1.$A$1" table:cell-range-address="$Feuille1.$B$2:.$O$719"/>
          <table:named-range table:name="_xlnm._FilterDatabase_0_0_0_0_0_0_0" table:base-cell-address="$Feuille1.$A$1" table:cell-range-address="$Feuille1.$B$2:.$L$761"/>
          <table:named-range table:name="_xlnm._FilterDatabase_0_0_0_0_0_0_0_0" table:base-cell-address="$Feuille1.$A$1" table:cell-range-address="$Feuille1.$B$2:.$L$762"/>
        </table:named-expressions>
      </table:table>
      <table:named-expressions/>
      <table:database-ranges>
        <table:database-range table:name="__Anonymous_Sheet_DB__1" table:target-range-address="Feuille1.B2:Feuille1.S349" table:display-filter-buttons="true">
          <table:filter>
            <table:filter-condition table:field-number="0" table:data-type="number" table:value="0" table:operator="="/>
          </table:filter>
        </table:database-range>
        <table:database-range table:target-range-address="Feuille1.C1:Feuille1.C1048576" table:contains-header="false">
          <table:filter>
            <table:filter-condition table:field-number="0" table:value="Bourgogn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5" style:display-name="Accent 1 15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4" style:display-name="Accent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6" style:display-name="Accent 2 16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17" style:display-name="Accent 3 17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1" style:display-name="Bad 11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3" style:display-name="Error 13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6" style:display-name="Footnote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9" style:display-name="Good 9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3" style:display-name="Heading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7" style:display-name="Hyperlink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0" style:display-name="Neutral 10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bottom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bottom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8" style:display-name="Status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4" style:display-name="Tex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2" style:display-name="Warning 1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8">28/01/2024</text:date>, <text:time>22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8T22:27:42.05</dc:date>
    <dc:creator>Sylvain Chabaud</dc:creator>
    <meta:generator>OpenOffice/4.1.15$Win32 OpenOffice.org_project/4115m2$Build-9813</meta:generator>
    <meta:editing-duration>PT8M16S</meta:editing-duration>
    <meta:editing-cycles>3</meta:editing-cycles>
    <meta:document-statistic meta:table-count="1" meta:cell-count="9639" meta:object-count="0"/>
  </office:meta>
</office:document-meta>
</file>